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86298" officeooo:paragraph-rsid="00386298"/>
    </style:style>
    <style:style style:name="P2" style:family="paragraph" style:parent-style-name="Standard">
      <style:text-properties fo:font-style="italic" officeooo:rsid="00302a32" officeooo:paragraph-rsid="0017587b" style:font-style-asian="italic" style:font-style-complex="italic"/>
    </style:style>
    <style:style style:name="P3" style:family="paragraph" style:parent-style-name="Standard">
      <style:text-properties fo:font-style="italic" officeooo:rsid="00386298" officeooo:paragraph-rsid="00386298" style:font-style-asian="italic" style:font-style-complex="italic"/>
    </style:style>
    <style:style style:name="P4" style:family="paragraph" style:parent-style-name="Standard">
      <style:text-properties officeooo:rsid="003a1f0c" officeooo:paragraph-rsid="003a1f0c"/>
    </style:style>
    <style:style style:name="P5" style:family="paragraph" style:parent-style-name="Standard">
      <style:text-properties officeooo:rsid="003acdb2" officeooo:paragraph-rsid="003acdb2"/>
    </style:style>
    <style:style style:name="P6" style:family="paragraph" style:parent-style-name="Standard">
      <style:text-properties officeooo:rsid="003acdb2" officeooo:paragraph-rsid="003bc3fa"/>
    </style:style>
    <style:style style:name="P7" style:family="paragraph" style:parent-style-name="Standard">
      <style:text-properties officeooo:rsid="003afa8c" officeooo:paragraph-rsid="003afa8c"/>
    </style:style>
    <style:style style:name="P8" style:family="paragraph" style:parent-style-name="Standard">
      <style:text-properties officeooo:rsid="003bc3fa" officeooo:paragraph-rsid="003bc3fa"/>
    </style:style>
    <style:style style:name="P9" style:family="paragraph" style:parent-style-name="Standard">
      <style:text-properties officeooo:rsid="003bc3fa" officeooo:paragraph-rsid="003dfc55"/>
    </style:style>
    <style:style style:name="P10" style:family="paragraph" style:parent-style-name="Standard">
      <style:text-properties officeooo:rsid="003dfc55" officeooo:paragraph-rsid="003dfc55"/>
    </style:style>
    <style:style style:name="P11" style:family="paragraph" style:parent-style-name="Standard">
      <style:text-properties officeooo:rsid="003e3f8d" officeooo:paragraph-rsid="003e3f8d"/>
    </style:style>
    <style:style style:name="P12" style:family="paragraph" style:parent-style-name="Standard">
      <style:text-properties officeooo:rsid="003fefc7" officeooo:paragraph-rsid="003fefc7"/>
    </style:style>
    <style:style style:name="P13" style:family="paragraph" style:parent-style-name="Standard">
      <style:text-properties officeooo:rsid="004054e8" officeooo:paragraph-rsid="004054e8"/>
    </style:style>
    <style:style style:name="P14" style:family="paragraph" style:parent-style-name="Standard">
      <style:text-properties officeooo:rsid="00411b18" officeooo:paragraph-rsid="00411b18"/>
    </style:style>
    <style:style style:name="P15" style:family="paragraph" style:parent-style-name="Standard">
      <style:text-properties officeooo:rsid="00411b18" officeooo:paragraph-rsid="0042d792"/>
    </style:style>
    <style:style style:name="P16" style:family="paragraph" style:parent-style-name="Standard">
      <style:text-properties officeooo:rsid="00411b18" officeooo:paragraph-rsid="0042f5cd"/>
    </style:style>
    <style:style style:name="P17" style:family="paragraph" style:parent-style-name="Standard">
      <style:text-properties officeooo:rsid="00411b18" officeooo:paragraph-rsid="00483590"/>
    </style:style>
    <style:style style:name="P18" style:family="paragraph" style:parent-style-name="Standard">
      <style:text-properties officeooo:rsid="0042d792" officeooo:paragraph-rsid="0042d792"/>
    </style:style>
    <style:style style:name="P19" style:family="paragraph" style:parent-style-name="Standard">
      <style:text-properties officeooo:rsid="0042f5cd" officeooo:paragraph-rsid="0042f5cd"/>
    </style:style>
    <style:style style:name="P20" style:family="paragraph" style:parent-style-name="Standard">
      <style:text-properties officeooo:rsid="0044410a" officeooo:paragraph-rsid="0044410a"/>
    </style:style>
    <style:style style:name="P21" style:family="paragraph" style:parent-style-name="Standard">
      <style:text-properties officeooo:rsid="0045cc3a" officeooo:paragraph-rsid="0045cc3a"/>
    </style:style>
    <style:style style:name="P22" style:family="paragraph" style:parent-style-name="Standard">
      <style:text-properties officeooo:rsid="0046b405" officeooo:paragraph-rsid="0046b405"/>
    </style:style>
    <style:style style:name="P23" style:family="paragraph" style:parent-style-name="Standard">
      <style:text-properties officeooo:rsid="00483590" officeooo:paragraph-rsid="00483590"/>
    </style:style>
    <style:style style:name="P24" style:family="paragraph" style:parent-style-name="Standard">
      <style:text-properties fo:font-style="normal" officeooo:rsid="0048c747" officeooo:paragraph-rsid="0048c747" style:font-style-asian="normal" style:font-style-complex="normal"/>
    </style:style>
    <style:style style:name="P25" style:family="paragraph" style:parent-style-name="Standard">
      <style:text-properties fo:font-variant="normal" fo:text-transform="none" fo:color="#252525" style:font-name="Liberation Serif" fo:font-size="12pt" fo:letter-spacing="normal" fo:font-style="normal" fo:font-weight="normal" officeooo:rsid="0048c747" officeooo:paragraph-rsid="0048c747" style:font-size-asian="12pt" style:font-style-asian="normal" style:font-size-complex="12pt" style:font-style-complex="normal"/>
    </style:style>
    <style:style style:name="P26" style:family="paragraph" style:parent-style-name="Standard">
      <style:text-properties fo:font-variant="normal" fo:text-transform="none" fo:color="#252525" style:font-name="Liberation Serif" fo:font-size="12pt" fo:letter-spacing="normal" fo:font-style="normal" fo:font-weight="normal" officeooo:rsid="0049244a" officeooo:paragraph-rsid="0049244a" style:font-size-asian="12pt" style:font-style-asian="normal" style:font-size-complex="12pt" style:font-style-complex="normal"/>
    </style:style>
    <style:style style:name="P27" style:family="paragraph" style:parent-style-name="Standard">
      <style:text-properties fo:font-variant="normal" fo:text-transform="none" fo:color="#252525" style:font-name="Liberation Serif" fo:font-size="12pt" fo:letter-spacing="normal" fo:font-style="normal" fo:font-weight="normal" officeooo:rsid="004c29fe" officeooo:paragraph-rsid="004c29fe" style:font-size-asian="12pt" style:font-style-asian="normal" style:font-size-complex="12pt" style:font-style-complex="normal"/>
    </style:style>
    <style:style style:name="P28" style:family="paragraph" style:parent-style-name="Standard">
      <style:text-properties fo:font-variant="normal" fo:text-transform="none" fo:color="#252525" style:font-name="Liberation Serif" fo:font-size="12pt" fo:letter-spacing="normal" fo:font-style="normal" fo:font-weight="normal" officeooo:rsid="004c83fc" officeooo:paragraph-rsid="004c83fc" style:font-size-asian="12pt" style:font-style-asian="normal" style:font-size-complex="12pt" style:font-style-complex="normal"/>
    </style:style>
    <style:style style:name="P29"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4c83fc" style:font-size-asian="12pt" style:font-style-asian="normal" style:font-size-complex="12pt" style:font-style-complex="normal"/>
    </style:style>
    <style:style style:name="P30" style:family="paragraph" style:parent-style-name="Standard">
      <style:text-properties fo:font-variant="normal" fo:text-transform="none" fo:color="#252525" style:font-name="Liberation Serif" fo:font-size="12pt" fo:letter-spacing="normal" fo:font-style="normal" fo:font-weight="normal" officeooo:rsid="004d028b" officeooo:paragraph-rsid="004d028b" style:font-size-asian="12pt" style:font-style-asian="normal" style:font-size-complex="12pt" style:font-style-complex="normal"/>
    </style:style>
    <style:style style:name="P31" style:family="paragraph" style:parent-style-name="Standard">
      <style:text-properties fo:font-variant="normal" fo:text-transform="none" fo:color="#252525" style:font-name="Liberation Serif" fo:font-size="12pt" fo:letter-spacing="normal" fo:font-style="normal" fo:font-weight="normal" officeooo:rsid="004d028b" officeooo:paragraph-rsid="004d6bb4" style:font-size-asian="12pt" style:font-style-asian="normal" style:font-size-complex="12pt" style:font-style-complex="normal"/>
    </style:style>
    <style:style style:name="P32" style:family="paragraph" style:parent-style-name="Standard">
      <style:text-properties fo:font-variant="normal" fo:text-transform="none" fo:color="#252525" style:font-name="Liberation Serif" fo:font-size="12pt" fo:letter-spacing="normal" fo:font-style="normal" fo:font-weight="normal" officeooo:rsid="004d6bb4" officeooo:paragraph-rsid="004d6bb4" style:font-size-asian="12pt" style:font-style-asian="normal" style:font-size-complex="12pt" style:font-style-complex="normal"/>
    </style:style>
    <style:style style:name="P33" style:family="paragraph" style:parent-style-name="Standard">
      <style:text-properties fo:font-variant="normal" fo:text-transform="none" fo:color="#252525" style:font-name="Liberation Serif" fo:font-size="12pt" fo:letter-spacing="normal" fo:font-style="normal" fo:font-weight="normal" officeooo:rsid="004dbda3" officeooo:paragraph-rsid="004dbda3" style:font-size-asian="12pt" style:font-style-asian="normal" style:font-size-complex="12pt" style:font-style-complex="normal"/>
    </style:style>
    <style:style style:name="P34" style:family="paragraph" style:parent-style-name="Standard">
      <style:text-properties fo:font-variant="normal" fo:text-transform="none" fo:color="#252525" style:font-name="Liberation Serif" fo:font-size="12pt" fo:letter-spacing="normal" fo:font-style="normal" fo:font-weight="normal" officeooo:rsid="004eabf6" officeooo:paragraph-rsid="004eabf6" style:font-size-asian="12pt" style:font-style-asian="normal" style:font-size-complex="12pt" style:font-style-complex="normal"/>
    </style:style>
    <style:style style:name="P35" style:family="paragraph" style:parent-style-name="Standard">
      <style:text-properties fo:font-variant="normal" fo:text-transform="none" fo:color="#252525" style:font-name="Liberation Serif" fo:font-size="12pt" fo:letter-spacing="normal" fo:font-style="normal" fo:font-weight="normal" officeooo:rsid="004ffab0" officeooo:paragraph-rsid="004ffab0" style:font-size-asian="12pt" style:font-style-asian="normal" style:font-size-complex="12pt" style:font-style-complex="normal"/>
    </style:style>
    <style:style style:name="P36" style:family="paragraph" style:parent-style-name="Standard">
      <style:text-properties fo:font-variant="normal" fo:text-transform="none" fo:color="#252525" style:font-name="Liberation Serif" fo:font-size="12pt" fo:letter-spacing="normal" fo:font-style="normal" fo:font-weight="normal" officeooo:rsid="00516ef0" officeooo:paragraph-rsid="00516ef0" style:font-size-asian="12pt" style:font-style-asian="normal" style:font-size-complex="12pt" style:font-style-complex="normal"/>
    </style:style>
    <style:style style:name="P37" style:family="paragraph" style:parent-style-name="Standard">
      <style:text-properties fo:font-variant="normal" fo:text-transform="none" fo:color="#252525" style:font-name="Liberation Serif" fo:font-size="12pt" fo:letter-spacing="normal" fo:font-style="normal" fo:font-weight="normal" officeooo:rsid="0052e88f" officeooo:paragraph-rsid="0052e88f" style:font-size-asian="12pt" style:font-style-asian="normal" style:font-size-complex="12pt" style:font-style-complex="normal"/>
    </style:style>
    <style:style style:name="P38" style:family="paragraph" style:parent-style-name="Standard">
      <style:text-properties fo:font-variant="normal" fo:text-transform="none" fo:color="#252525" style:font-name="Liberation Serif" fo:font-size="12pt" fo:letter-spacing="normal" fo:font-style="normal" fo:font-weight="normal" officeooo:rsid="00544b81" officeooo:paragraph-rsid="00544b81" style:font-size-asian="12pt" style:font-style-asian="normal" style:font-size-complex="12pt" style:font-style-complex="normal"/>
    </style:style>
    <style:style style:name="P39" style:family="paragraph" style:parent-style-name="Standard">
      <style:text-properties fo:font-variant="normal" fo:text-transform="none" fo:color="#252525" style:font-name="Liberation Serif" fo:font-size="12pt" fo:letter-spacing="normal" fo:font-style="normal" fo:font-weight="normal" officeooo:rsid="00551f37" officeooo:paragraph-rsid="00551f37" style:font-size-asian="12pt" style:font-style-asian="normal" style:font-size-complex="12pt" style:font-style-complex="normal"/>
    </style:style>
    <style:style style:name="P40" style:family="paragraph" style:parent-style-name="Standard">
      <style:text-properties fo:font-variant="normal" fo:text-transform="none" fo:color="#252525" style:font-name="Liberation Serif" fo:font-size="12pt" fo:letter-spacing="normal" fo:font-style="normal" fo:font-weight="normal" officeooo:rsid="00563e71" officeooo:paragraph-rsid="00563e71" style:font-size-asian="12pt" style:font-style-asian="normal" style:font-size-complex="12pt" style:font-style-complex="normal"/>
    </style:style>
    <style:style style:name="P41" style:family="paragraph" style:parent-style-name="Standard">
      <style:text-properties fo:font-variant="normal" fo:text-transform="none" fo:color="#252525" style:font-name="Liberation Serif" fo:font-size="12pt" fo:letter-spacing="normal" fo:font-style="normal" fo:font-weight="normal" officeooo:rsid="00563e71" officeooo:paragraph-rsid="0056f52c" style:font-size-asian="12pt" style:font-style-asian="normal" style:font-size-complex="12pt" style:font-style-complex="normal"/>
    </style:style>
    <style:style style:name="P42" style:family="paragraph" style:parent-style-name="Standard">
      <style:text-properties fo:font-variant="normal" fo:text-transform="none" fo:color="#252525" style:font-name="Liberation Serif" fo:font-size="12pt" fo:letter-spacing="normal" fo:font-style="normal" fo:font-weight="normal" officeooo:rsid="00563e71" officeooo:paragraph-rsid="005aff5a" style:font-size-asian="12pt" style:font-style-asian="normal" style:font-size-complex="12pt" style:font-style-complex="normal"/>
    </style:style>
    <style:style style:name="P43" style:family="paragraph" style:parent-style-name="Standard">
      <style:text-properties fo:font-variant="normal" fo:text-transform="none" fo:color="#252525" style:font-name="Liberation Serif" fo:font-size="12pt" fo:letter-spacing="normal" fo:font-style="normal" fo:font-weight="normal" officeooo:rsid="00563e71" officeooo:paragraph-rsid="0061134a" style:font-size-asian="12pt" style:font-style-asian="normal" style:font-size-complex="12pt" style:font-style-complex="normal"/>
    </style:style>
    <style:style style:name="P44" style:family="paragraph" style:parent-style-name="Standard">
      <style:text-properties fo:font-variant="normal" fo:text-transform="none" fo:color="#252525" style:font-name="Liberation Serif" fo:font-size="12pt" fo:letter-spacing="normal" fo:font-style="normal" fo:font-weight="normal" officeooo:rsid="0056f52c" officeooo:paragraph-rsid="0056f52c" style:font-size-asian="12pt" style:font-style-asian="normal" style:font-size-complex="12pt" style:font-style-complex="normal"/>
    </style:style>
    <style:style style:name="P45" style:family="paragraph" style:parent-style-name="Standard">
      <style:text-properties fo:font-variant="normal" fo:text-transform="none" fo:color="#252525" style:font-name="Liberation Serif" fo:font-size="12pt" fo:letter-spacing="normal" fo:font-style="normal" fo:font-weight="normal" officeooo:rsid="0056f52c" officeooo:paragraph-rsid="005800e7" style:font-size-asian="12pt" style:font-style-asian="normal" style:font-size-complex="12pt" style:font-style-complex="normal"/>
    </style:style>
    <style:style style:name="P46" style:family="paragraph" style:parent-style-name="Standard">
      <style:text-properties fo:font-variant="normal" fo:text-transform="none" fo:color="#252525" style:font-name="Liberation Serif" fo:font-size="12pt" fo:letter-spacing="normal" fo:font-style="normal" fo:font-weight="normal" officeooo:rsid="005800e7" officeooo:paragraph-rsid="005800e7" style:font-size-asian="12pt" style:font-style-asian="normal" style:font-size-complex="12pt" style:font-style-complex="normal"/>
    </style:style>
    <style:style style:name="P47" style:family="paragraph" style:parent-style-name="Standard">
      <style:text-properties fo:font-variant="normal" fo:text-transform="none" fo:color="#252525" style:font-name="Liberation Serif" fo:font-size="12pt" fo:letter-spacing="normal" fo:font-style="normal" fo:font-weight="normal" officeooo:rsid="0058d58a" officeooo:paragraph-rsid="0058d58a" style:font-size-asian="12pt" style:font-style-asian="normal" style:font-size-complex="12pt" style:font-style-complex="normal"/>
    </style:style>
    <style:style style:name="P48" style:family="paragraph" style:parent-style-name="Standard">
      <style:text-properties fo:font-variant="normal" fo:text-transform="none" fo:color="#252525" style:font-name="Liberation Serif" fo:font-size="12pt" fo:letter-spacing="normal" fo:font-style="normal" fo:font-weight="normal" officeooo:rsid="0058d58a" officeooo:paragraph-rsid="006331b2" style:font-size-asian="12pt" style:font-style-asian="normal" style:font-size-complex="12pt" style:font-style-complex="normal"/>
    </style:style>
    <style:style style:name="P49" style:family="paragraph" style:parent-style-name="Standard">
      <style:text-properties fo:font-variant="normal" fo:text-transform="none" fo:color="#252525" style:font-name="Liberation Serif" fo:font-size="12pt" fo:letter-spacing="normal" fo:font-style="normal" fo:font-weight="normal" officeooo:rsid="0059b464" officeooo:paragraph-rsid="0059b464" style:font-size-asian="12pt" style:font-style-asian="normal" style:font-size-complex="12pt" style:font-style-complex="normal"/>
    </style:style>
    <style:style style:name="P50" style:family="paragraph" style:parent-style-name="Standard">
      <style:text-properties fo:font-variant="normal" fo:text-transform="none" fo:color="#252525" style:font-name="Liberation Serif" fo:font-size="12pt" fo:letter-spacing="normal" fo:font-style="normal" fo:font-weight="normal" officeooo:rsid="005aff5a" officeooo:paragraph-rsid="005aff5a" style:font-size-asian="12pt" style:font-style-asian="normal" style:font-size-complex="12pt" style:font-style-complex="normal"/>
    </style:style>
    <style:style style:name="P51" style:family="paragraph" style:parent-style-name="Standard">
      <style:text-properties fo:font-variant="normal" fo:text-transform="none" fo:color="#252525" style:font-name="Liberation Serif" fo:font-size="12pt" fo:letter-spacing="normal" fo:font-style="normal" fo:font-weight="normal" officeooo:rsid="005c97c8" officeooo:paragraph-rsid="005c97c8" style:font-size-asian="12pt" style:font-style-asian="normal" style:font-size-complex="12pt" style:font-style-complex="normal"/>
    </style:style>
    <style:style style:name="P52" style:family="paragraph" style:parent-style-name="Standard">
      <style:text-properties fo:font-variant="normal" fo:text-transform="none" fo:color="#252525" style:font-name="Liberation Serif" fo:font-size="12pt" fo:letter-spacing="normal" fo:font-style="normal" fo:font-weight="normal" officeooo:rsid="005dcfa1" officeooo:paragraph-rsid="005dcfa1" style:font-size-asian="12pt" style:font-style-asian="normal" style:font-size-complex="12pt" style:font-style-complex="normal"/>
    </style:style>
    <style:style style:name="P53" style:family="paragraph" style:parent-style-name="Standard">
      <style:text-properties fo:font-variant="normal" fo:text-transform="none" fo:color="#252525" style:font-name="Liberation Serif" fo:font-size="12pt" fo:letter-spacing="normal" fo:font-style="normal" fo:font-weight="normal" officeooo:rsid="005ee32c" officeooo:paragraph-rsid="005ee32c" style:font-size-asian="12pt" style:font-style-asian="normal" style:font-size-complex="12pt" style:font-style-complex="normal"/>
    </style:style>
    <style:style style:name="P54" style:family="paragraph" style:parent-style-name="Standard">
      <style:text-properties fo:font-variant="normal" fo:text-transform="none" fo:color="#252525" style:font-name="Liberation Serif" fo:font-size="12pt" fo:letter-spacing="normal" fo:font-style="normal" fo:font-weight="normal" officeooo:rsid="005ee32c" officeooo:paragraph-rsid="005fc91e" style:font-size-asian="12pt" style:font-style-asian="normal" style:font-size-complex="12pt" style:font-style-complex="normal"/>
    </style:style>
    <style:style style:name="P55" style:family="paragraph" style:parent-style-name="Standard">
      <style:text-properties fo:font-variant="normal" fo:text-transform="none" fo:color="#252525" style:font-name="Liberation Serif" fo:font-size="12pt" fo:letter-spacing="normal" fo:font-style="normal" fo:font-weight="normal" officeooo:rsid="005fbebe" officeooo:paragraph-rsid="005fbebe" style:font-size-asian="12pt" style:font-style-asian="normal" style:font-size-complex="12pt" style:font-style-complex="normal"/>
    </style:style>
    <style:style style:name="P56" style:family="paragraph" style:parent-style-name="Standard">
      <style:text-properties fo:font-variant="normal" fo:text-transform="none" fo:color="#252525" style:font-name="Liberation Serif" fo:font-size="12pt" fo:letter-spacing="normal" fo:font-style="normal" fo:font-weight="normal" officeooo:rsid="0061134a" officeooo:paragraph-rsid="0061134a" style:font-size-asian="12pt" style:font-style-asian="normal" style:font-size-complex="12pt" style:font-style-complex="normal"/>
    </style:style>
    <style:style style:name="P57" style:family="paragraph" style:parent-style-name="Standard">
      <style:text-properties fo:font-variant="normal" fo:text-transform="none" fo:color="#252525" style:font-name="Liberation Serif" fo:font-size="12pt" fo:letter-spacing="normal" fo:font-style="normal" fo:font-weight="normal" officeooo:rsid="0061afee" officeooo:paragraph-rsid="0061afee" style:font-size-asian="12pt" style:font-style-asian="normal" style:font-size-complex="12pt" style:font-style-complex="normal"/>
    </style:style>
    <style:style style:name="P58" style:family="paragraph" style:parent-style-name="Standard">
      <style:text-properties fo:font-variant="normal" fo:text-transform="none" fo:color="#252525" style:font-name="Liberation Serif" fo:font-size="12pt" fo:letter-spacing="normal" fo:font-style="normal" fo:font-weight="normal" officeooo:rsid="0062b3dc" officeooo:paragraph-rsid="0062b3dc" style:font-size-asian="12pt" style:font-style-asian="normal" style:font-size-complex="12pt" style:font-style-complex="normal"/>
    </style:style>
    <style:style style:name="P59" style:family="paragraph" style:parent-style-name="Standard">
      <style:text-properties fo:font-variant="normal" fo:text-transform="none" fo:color="#252525" style:font-name="Liberation Serif" fo:font-size="12pt" fo:letter-spacing="normal" fo:font-style="normal" fo:font-weight="normal" officeooo:rsid="006331b2" officeooo:paragraph-rsid="006331b2" style:font-size-asian="12pt" style:font-style-asian="normal" style:font-size-complex="12pt" style:font-style-complex="normal"/>
    </style:style>
    <style:style style:name="P60" style:family="paragraph" style:parent-style-name="Standard">
      <style:text-properties fo:font-variant="normal" fo:text-transform="none" fo:color="#252525" style:font-name="Liberation Serif" fo:font-size="12pt" fo:letter-spacing="normal" fo:font-style="normal" fo:font-weight="normal" officeooo:rsid="006331b2" officeooo:paragraph-rsid="00648d31" style:font-size-asian="12pt" style:font-style-asian="normal" style:font-size-complex="12pt" style:font-style-complex="normal"/>
    </style:style>
    <style:style style:name="P61" style:family="paragraph" style:parent-style-name="Standard">
      <style:text-properties fo:font-variant="normal" fo:text-transform="none" fo:color="#252525" style:font-name="Liberation Serif" fo:font-size="12pt" fo:letter-spacing="normal" fo:font-style="normal" fo:font-weight="normal" officeooo:rsid="0064a7fe" officeooo:paragraph-rsid="0064a7fe" style:font-size-asian="12pt" style:font-style-asian="normal" style:font-size-complex="12pt" style:font-style-complex="normal"/>
    </style:style>
    <style:style style:name="P62" style:family="paragraph" style:parent-style-name="Standard">
      <style:text-properties fo:font-variant="normal" fo:text-transform="none" fo:color="#252525" style:font-name="Liberation Serif" fo:font-size="12pt" fo:letter-spacing="normal" fo:font-style="normal" fo:font-weight="normal" officeooo:rsid="00662dc9" officeooo:paragraph-rsid="00662dc9" style:font-size-asian="12pt" style:font-style-asian="normal" style:font-size-complex="12pt" style:font-style-complex="normal"/>
    </style:style>
    <style:style style:name="P63" style:family="paragraph" style:parent-style-name="Standard">
      <style:text-properties fo:font-variant="normal" fo:text-transform="none" fo:color="#252525" style:font-name="Liberation Serif" fo:font-size="12pt" fo:letter-spacing="normal" fo:font-style="normal" fo:font-weight="normal" officeooo:rsid="0066c4c5" officeooo:paragraph-rsid="0066c4c5" style:font-size-asian="12pt" style:font-style-asian="normal" style:font-size-complex="12pt" style:font-style-complex="normal"/>
    </style:style>
    <style:style style:name="P64" style:family="paragraph" style:parent-style-name="Standard">
      <style:text-properties fo:font-variant="normal" fo:text-transform="none" fo:color="#252525" style:font-name="Liberation Serif" fo:font-size="12pt" fo:letter-spacing="normal" fo:font-style="normal" fo:font-weight="normal" officeooo:rsid="0068b8db" officeooo:paragraph-rsid="0068b8db" style:font-size-asian="12pt" style:font-style-asian="normal" style:font-size-complex="12pt" style:font-style-complex="normal"/>
    </style:style>
    <style:style style:name="P65" style:family="paragraph" style:parent-style-name="Standard">
      <style:text-properties fo:font-variant="normal" fo:text-transform="none" fo:color="#252525" style:font-name="Liberation Serif" fo:font-size="12pt" fo:letter-spacing="normal" fo:font-style="normal" fo:font-weight="normal" officeooo:rsid="0068b8db" officeooo:paragraph-rsid="00693915" style:font-size-asian="12pt" style:font-style-asian="normal" style:font-size-complex="12pt" style:font-style-complex="normal"/>
    </style:style>
    <style:style style:name="P66" style:family="paragraph" style:parent-style-name="Standard">
      <style:text-properties fo:font-variant="normal" fo:text-transform="none" fo:color="#252525" style:font-name="Liberation Serif" fo:font-size="12pt" fo:letter-spacing="normal" fo:font-style="normal" fo:font-weight="normal" officeooo:rsid="0069bb2f" officeooo:paragraph-rsid="0069bb2f" style:font-size-asian="12pt" style:font-style-asian="normal" style:font-size-complex="12pt" style:font-style-complex="normal"/>
    </style:style>
    <style:style style:name="P67" style:family="paragraph" style:parent-style-name="Standard">
      <style:text-properties fo:font-variant="normal" fo:text-transform="none" fo:color="#252525" style:font-name="Liberation Serif" fo:font-size="12pt" fo:letter-spacing="normal" fo:font-style="normal" fo:font-weight="normal" officeooo:rsid="006b21ea" officeooo:paragraph-rsid="006b21ea" style:font-size-asian="12pt" style:font-style-asian="normal" style:font-size-complex="12pt" style:font-style-complex="normal"/>
    </style:style>
    <style:style style:name="P68" style:family="paragraph" style:parent-style-name="Standard">
      <style:text-properties fo:font-variant="normal" fo:text-transform="none" fo:color="#252525" style:font-name="Liberation Serif" fo:font-size="12pt" fo:letter-spacing="normal" fo:font-style="normal" fo:font-weight="normal" officeooo:rsid="006cccfe" officeooo:paragraph-rsid="006cccfe" style:font-size-asian="12pt" style:font-style-asian="normal" style:font-size-complex="12pt" style:font-style-complex="normal"/>
    </style:style>
    <style:style style:name="P69" style:family="paragraph" style:parent-style-name="Standard">
      <style:text-properties fo:font-variant="normal" fo:text-transform="none" fo:color="#252525" style:font-name="Liberation Serif" fo:font-size="12pt" fo:letter-spacing="normal" fo:font-style="normal" fo:font-weight="normal" officeooo:rsid="006cccfe" officeooo:paragraph-rsid="006f83fb" style:font-size-asian="12pt" style:font-style-asian="normal" style:font-size-complex="12pt" style:font-style-complex="normal"/>
    </style:style>
    <style:style style:name="P70" style:family="paragraph" style:parent-style-name="Standard">
      <style:text-properties fo:font-variant="normal" fo:text-transform="none" fo:color="#252525" style:font-name="Liberation Serif" fo:font-size="12pt" fo:letter-spacing="normal" fo:font-style="normal" fo:font-weight="normal" officeooo:rsid="006df73b" officeooo:paragraph-rsid="006df73b" style:font-size-asian="12pt" style:font-style-asian="normal" style:font-size-complex="12pt" style:font-style-complex="normal"/>
    </style:style>
    <style:style style:name="P71" style:family="paragraph" style:parent-style-name="Standard">
      <style:text-properties fo:font-variant="normal" fo:text-transform="none" fo:color="#252525" style:font-name="Liberation Serif" fo:font-size="12pt" fo:letter-spacing="normal" fo:font-style="normal" fo:font-weight="normal" officeooo:rsid="0072ecc1" officeooo:paragraph-rsid="0072ecc1" style:font-size-asian="12pt" style:font-style-asian="normal" style:font-size-complex="12pt" style:font-style-complex="normal"/>
    </style:style>
    <style:style style:name="P72" style:family="paragraph" style:parent-style-name="Standard">
      <style:text-properties fo:font-variant="normal" fo:text-transform="none" fo:color="#252525" style:font-name="Liberation Serif" fo:font-size="12pt" fo:letter-spacing="normal" fo:font-style="normal" fo:font-weight="normal" officeooo:rsid="00741402" officeooo:paragraph-rsid="00741402" style:font-size-asian="12pt" style:font-style-asian="normal" style:font-size-complex="12pt" style:font-style-complex="normal"/>
    </style:style>
    <style:style style:name="P73" style:family="paragraph" style:parent-style-name="Standard">
      <style:text-properties fo:font-variant="normal" fo:text-transform="none" fo:color="#252525" style:font-name="Liberation Serif" fo:font-size="12pt" fo:letter-spacing="normal" fo:font-style="normal" fo:font-weight="normal" officeooo:rsid="00754840" officeooo:paragraph-rsid="00754840" style:font-size-asian="12pt" style:font-style-asian="normal" style:font-size-complex="12pt" style:font-style-complex="normal"/>
    </style:style>
    <style:style style:name="P74" style:family="paragraph" style:parent-style-name="Standard">
      <style:text-properties fo:font-variant="normal" fo:text-transform="none" fo:color="#252525" style:font-name="Liberation Serif" fo:font-size="12pt" fo:letter-spacing="normal" fo:font-style="normal" fo:font-weight="normal" officeooo:rsid="0076abf1" officeooo:paragraph-rsid="0076abf1" style:font-size-asian="12pt" style:font-style-asian="normal" style:font-size-complex="12pt" style:font-style-complex="normal"/>
    </style:style>
    <style:style style:name="P75" style:family="paragraph" style:parent-style-name="Standard">
      <style:text-properties fo:font-variant="normal" fo:text-transform="none" fo:color="#252525" style:font-name="Liberation Serif" fo:font-size="12pt" fo:letter-spacing="normal" fo:font-style="normal" fo:font-weight="normal" officeooo:rsid="00772ed1" officeooo:paragraph-rsid="00772ed1" style:font-size-asian="12pt" style:font-style-asian="normal" style:font-size-complex="12pt" style:font-style-complex="normal"/>
    </style:style>
    <style:style style:name="P76" style:family="paragraph" style:parent-style-name="Standard">
      <style:text-properties fo:font-variant="normal" fo:text-transform="none" fo:color="#252525" style:font-name="Liberation Serif" fo:font-size="12pt" fo:letter-spacing="normal" fo:font-style="italic" fo:font-weight="normal" officeooo:rsid="00544b81" officeooo:paragraph-rsid="00544b81" style:font-size-asian="12pt" style:font-style-asian="italic" style:font-size-complex="12pt" style:font-style-complex="italic"/>
    </style:style>
    <style:style style:name="P77" style:family="paragraph" style:parent-style-name="Standard">
      <style:text-properties fo:font-variant="normal" fo:text-transform="none" fo:color="#252525" style:font-name="Liberation Serif" fo:font-size="12pt" fo:letter-spacing="normal" fo:font-style="italic" fo:font-weight="normal" officeooo:rsid="00563e71" officeooo:paragraph-rsid="00563e71" style:font-size-asian="12pt" style:font-style-asian="italic" style:font-size-complex="12pt" style:font-style-complex="italic"/>
    </style:style>
    <style:style style:name="P78" style:family="paragraph" style:parent-style-name="Standard">
      <style:text-properties fo:font-variant="normal" fo:text-transform="none" fo:color="#252525" style:font-name="Liberation Serif" fo:font-size="12pt" fo:letter-spacing="normal" fo:font-style="italic" fo:font-weight="normal" officeooo:rsid="0062b3dc" officeooo:paragraph-rsid="0062b3dc" style:font-size-asian="12pt" style:font-style-asian="italic" style:font-size-complex="12pt" style:font-style-complex="italic"/>
    </style:style>
    <style:style style:name="P79" style:family="paragraph" style:parent-style-name="Standard">
      <style:text-properties fo:font-variant="normal" fo:text-transform="none" fo:color="#252525" style:font-name="Liberation Serif" fo:font-size="12pt" fo:letter-spacing="normal" fo:font-style="italic" fo:font-weight="normal" officeooo:rsid="0068b8db" officeooo:paragraph-rsid="0068b8db" style:font-size-asian="12pt" style:font-style-asian="italic" style:font-size-complex="12pt" style:font-style-complex="italic"/>
    </style:style>
    <style:style style:name="P80" style:family="paragraph" style:parent-style-name="Standard">
      <style:text-properties fo:font-variant="normal" fo:text-transform="none" fo:color="#252525" style:font-name="Liberation Serif" fo:font-size="12pt" fo:letter-spacing="normal" fo:font-style="italic" fo:font-weight="normal" officeooo:rsid="006cccfe" officeooo:paragraph-rsid="006cccfe" style:font-size-asian="12pt" style:font-style-asian="italic" style:font-size-complex="12pt" style:font-style-complex="italic"/>
    </style:style>
    <style:style style:name="P81"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4c83fc" style:font-size-asian="12pt" style:font-style-asian="normal" style:font-size-complex="12pt" style:font-style-complex="normal"/>
    </style:style>
    <style:style style:name="P82" style:family="paragraph" style:parent-style-name="Standard">
      <style:text-properties fo:font-variant="normal" fo:text-transform="none" fo:color="#252525" style:font-name="Liberation Serif" fo:font-size="12pt" fo:letter-spacing="normal" fo:font-style="normal" fo:font-weight="normal" officeooo:rsid="004c29fe" officeooo:paragraph-rsid="00792a82"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483590" style:font-style-asian="italic" style:font-style-complex="italic"/>
    </style:style>
    <style:style style:name="T3" style:family="text">
      <style:text-properties fo:font-style="italic" officeooo:rsid="005800e7" style:font-style-asian="italic" style:font-style-complex="italic"/>
    </style:style>
    <style:style style:name="T4" style:family="text">
      <style:text-properties officeooo:rsid="00386298"/>
    </style:style>
    <style:style style:name="T5" style:family="text">
      <style:text-properties officeooo:rsid="003a1f0c"/>
    </style:style>
    <style:style style:name="T6" style:family="text">
      <style:text-properties officeooo:rsid="003afa8c"/>
    </style:style>
    <style:style style:name="T7" style:family="text">
      <style:text-properties officeooo:rsid="003bc3fa"/>
    </style:style>
    <style:style style:name="T8" style:family="text">
      <style:text-properties officeooo:rsid="003dfc55"/>
    </style:style>
    <style:style style:name="T9" style:family="text">
      <style:text-properties officeooo:rsid="003fefc7"/>
    </style:style>
    <style:style style:name="T10" style:family="text">
      <style:text-properties officeooo:rsid="004054e8"/>
    </style:style>
    <style:style style:name="T11" style:family="text">
      <style:text-properties officeooo:rsid="00411b18"/>
    </style:style>
    <style:style style:name="T12" style:family="text">
      <style:text-properties officeooo:rsid="0042d792"/>
    </style:style>
    <style:style style:name="T13" style:family="text">
      <style:text-properties officeooo:rsid="0042f5cd"/>
    </style:style>
    <style:style style:name="T14" style:family="text">
      <style:text-properties officeooo:rsid="0044410a"/>
    </style:style>
    <style:style style:name="T15" style:family="text">
      <style:text-properties officeooo:rsid="0046b405"/>
    </style:style>
    <style:style style:name="T16" style:family="text">
      <style:text-properties officeooo:rsid="00483590"/>
    </style:style>
    <style:style style:name="T17"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0"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1"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2" style:family="text">
      <style:text-properties fo:font-variant="normal" fo:text-transform="none" fo:color="#252525" style:font-name="Liberation Serif" fo:font-size="12pt" fo:letter-spacing="normal" fo:font-weight="normal" style:font-size-asian="12pt" style:font-size-complex="12pt"/>
    </style:style>
    <style:style style:name="T23" style:family="text">
      <style:text-properties fo:font-variant="normal" fo:text-transform="none" fo:color="#252525" style:font-name="Liberation Serif" fo:font-size="12pt" fo:letter-spacing="normal" fo:font-weight="normal" officeooo:rsid="0010dad4" style:font-size-asian="12pt" style:font-size-complex="12pt"/>
    </style:style>
    <style:style style:name="T24" style:family="text">
      <style:text-properties style:font-name="Liberation Serif" fo:font-size="12pt" fo:font-style="italic" style:font-size-asian="12pt" style:font-style-asian="italic" style:font-size-complex="12pt" style:font-style-complex="italic"/>
    </style:style>
    <style:style style:name="T25" style:family="text">
      <style:text-properties style:font-name="Liberation Serif" fo:font-size="12pt" fo:font-style="italic" officeooo:rsid="00483590" style:font-size-asian="12pt" style:font-style-asian="italic" style:font-size-complex="12pt" style:font-style-complex="italic"/>
    </style:style>
    <style:style style:name="T26" style:family="text">
      <style:text-properties officeooo:rsid="004aa76e"/>
    </style:style>
    <style:style style:name="T27" style:family="text">
      <style:text-properties officeooo:rsid="004b4ef1"/>
    </style:style>
    <style:style style:name="T28" style:family="text">
      <style:text-properties officeooo:rsid="004c83fc"/>
    </style:style>
    <style:style style:name="T29" style:family="text">
      <style:text-properties officeooo:rsid="004eabf6"/>
    </style:style>
    <style:style style:name="T30" style:family="text">
      <style:text-properties officeooo:rsid="004ffab0"/>
    </style:style>
    <style:style style:name="T31" style:family="text">
      <style:text-properties officeooo:rsid="00516ef0"/>
    </style:style>
    <style:style style:name="T32" style:family="text">
      <style:text-properties officeooo:rsid="0052e88f"/>
    </style:style>
    <style:style style:name="T33" style:family="text">
      <style:text-properties officeooo:rsid="00544b81"/>
    </style:style>
    <style:style style:name="T34" style:family="text">
      <style:text-properties officeooo:rsid="00551f37"/>
    </style:style>
    <style:style style:name="T35" style:family="text">
      <style:text-properties officeooo:rsid="00563e71"/>
    </style:style>
    <style:style style:name="T36" style:family="text">
      <style:text-properties officeooo:rsid="0056f52c"/>
    </style:style>
    <style:style style:name="T37" style:family="text">
      <style:text-properties officeooo:rsid="005800e7"/>
    </style:style>
    <style:style style:name="T38" style:family="text">
      <style:text-properties officeooo:rsid="005aff5a"/>
    </style:style>
    <style:style style:name="T39" style:family="text">
      <style:text-properties officeooo:rsid="005c97c8"/>
    </style:style>
    <style:style style:name="T40" style:family="text">
      <style:text-properties officeooo:rsid="005dcfa1"/>
    </style:style>
    <style:style style:name="T41" style:family="text">
      <style:text-properties officeooo:rsid="005fc91e"/>
    </style:style>
    <style:style style:name="T42" style:family="text">
      <style:text-properties officeooo:rsid="0061134a"/>
    </style:style>
    <style:style style:name="T43" style:family="text">
      <style:text-properties officeooo:rsid="006331b2"/>
    </style:style>
    <style:style style:name="T44" style:family="text">
      <style:text-properties officeooo:rsid="00648d31"/>
    </style:style>
    <style:style style:name="T45" style:family="text">
      <style:text-properties officeooo:rsid="0066c4c5"/>
    </style:style>
    <style:style style:name="T46" style:family="text">
      <style:text-properties officeooo:rsid="0068b8db"/>
    </style:style>
    <style:style style:name="T47" style:family="text">
      <style:text-properties officeooo:rsid="00693915"/>
    </style:style>
    <style:style style:name="T48" style:family="text">
      <style:text-properties officeooo:rsid="0069bb2f"/>
    </style:style>
    <style:style style:name="T49" style:family="text">
      <style:text-properties officeooo:rsid="00712cb3"/>
    </style:style>
    <style:style style:name="T50" style:family="text">
      <style:text-properties officeooo:rsid="0076abf1"/>
    </style:style>
    <style:style style:name="T51" style:family="text">
      <style:text-properties officeooo:rsid="00772ed1"/>
    </style:style>
    <style:style style:name="T52" style:family="text">
      <style:text-properties officeooo:rsid="00774f5e"/>
    </style:style>
    <style:style style:name="T53" style:family="text">
      <style:text-properties officeooo:rsid="00792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4">Отшлифуем плац ногами,</text:span></text:p>
      <text:p text:style-name="P3"><text:tab/><text:tab/><text:tab/>Он как новый заблестит</text:p>
      <text:p text:style-name="P3"><text:tab/><text:tab/><text:tab/>У солдат в груди широкой</text:p>
      <text:p text:style-name="P1"><text:span text:style-name="T1"><text:tab/><text:tab/><text:tab/>Сердце бравое стучит..</text:span>.</text:p>
      <text:p text:style-name="P1"><text:tab/><text:tab/><text:tab/><text:tab/><text:tab/>(на муз. «Розпрягайте, хлопцi коней...)<text:tab/><text:tab/><text:tab/></text:p>
      <text:p text:style-name="P1">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За это меня признали годным к <text:span text:style-name="T14">нестроевой </text:span>службе в строительных войсках.</text:p>
      <text:p text:style-name="P1">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1">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1">У меня постепенно зарождалось подозрение, что пропажа — дело рук Валика Назаренко из Кролевца.</text:p>
      <text:p text:style-name="P1">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1">Кто откажет молодому пареньку, которого везут хоть не в тюремном, но запертом вагоне?</text:p>
      <text:p text:style-name="P1">Когда мы отъезжали, Валик делал умный вид и сам себе задавал вопрос:</text:p>
      <text:p text:style-name="P1">- Кому бы ещё написать?</text:p>
      <text:p text:style-name="P1">И сам же отвечал:</text:p>
      <text:p text:style-name="P1">- А! Знаю!</text:p>
      <text:p text:style-name="P1">И он писал ещё открытку или две, что едет служить в армию и уже проехал Ростов.</text:p>
      <text:p text:style-name="P1">Потом он зачитывал свои произведения в нашем плацкартном купе. Все они были одинаковы и одинаково кончались «с приветом, Валик».</text:p>
      <text:p text:style-name="P1">В какой-то момент, я предложил ему хотя бы в некоторых менять слова местами, для разнообразия, чтоб получилось «Валик с приветом».</text:p>
      <text:p text:style-name="P1">Все дружно рассмеялись, но хорошо смеётся тот, кто смеётся последним, а мне, в одном носке, было не до смеха.</text:p>
      <text:p text:style-name="P1">Похоже, мой каламбурчик прибумеранжился обратно, и моя туфля не доехала до Ставрополя.</text:p>
      <text:p text:style-name="P1">Сволочь рыжая ответила шуткой за шутку. Однако, не пойман — не шутник.</text:p>
      <text:p text:style-name="P1">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5">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4">Грузовики свернули в ворота, а шоссе потянулось дальше между леском и забором, который кончался ещё через сто метров.</text:p>
      <text:p text:style-name="P4"/>
      <text:p text:style-name="P4">Перед бане у нас спросили: будут ли желающие отослать свою гражданскую одежду домой.</text:p>
      <text:p text:style-name="P4">Таких не оказалось. Все шли в армию в бросовых одеждах, которые и сбросили на траву у крыльца бани.</text:p>
      <text:p text:style-name="P4">Только в столовой ростовского сборно-распределительного пункта я видел призывника в костюме и галстуке.</text:p>
      <text:p text:style-name="P4">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4">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4">Вот он и сидел в расслабленном на толстой шее галстуке, не замечая сочувственных взглядов, <text:soft-page-break/>не зная что будет там, куда отвезут.</text:p>
      <text:p text:style-name="P4">В одиннадцатом ВСО имелся необходимый минимум для жизни множества людей в одном месте.</text:p>
      <text:p text:style-name="P4">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5">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5">Ещё глубже — <text:s/>здание бани, кочегарки и швейно-сапожной мастерской.</text:p>
      <text:p text:style-name="P5">Напротив входа в столовую — плац из корявого бетона, а за ним ещё один барак-казарма. </text:p>
      <text:p text:style-name="P5">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5"><text:span text:style-name="T6">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7">За плацем влево — два ряда крепких сараев, это вещевые и пищевые склады, а если прямо — три высокие бокса для автомобилей.</text:p>
      <text:p text:style-name="P7">Позади складов, немного на отшибе, <text:s/>в углу прямоугольной территории части, приземистое строение свинарника.</text:p>
      <text:p text:style-name="P7">Ах, да, ещё у ворот, напротив проходной с гауптвахтой, тесная коробка военного магазинчика.</text:p>
      <text:p text:style-name="P7">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7">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7">Но всего этого я ещё не знал, выходя из бани в новоодетом х/б обмундировании и в кирзовых сапогах <text:span text:style-name="T7">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10">Опять-таки, зимой портянки без носков теплее, чем портянки поверх носков, хотя оба способа не уберегают от обморожения пальцев в сапогах.</text:p>
      <text:p text:style-name="P7"/>
      <text:p text:style-name="P8">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6"/>
      <text:p text:style-name="P9">Нас завели в клуб части со сценой без занавеса и рядами деревянных кресел с фанерными спинками <text:span text:style-name="T8">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0">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0">Раз за разом повторялись одни и те же укоманды:</text:p>
      <text:p text:style-name="P10">- Взвод построиться!</text:p>
      <text:p text:style-name="P10">- Разойдись!</text:p>
      <text:p text:style-name="P10"><text:soft-page-break/>Хотелось есть, но утешала мысль, что нескольких из нас уже послали в столовую приготовить столы к обеду. И, наконец-то:</text:p>
      <text:p text:style-name="P10">- Построиться на обед!</text:p>
      <text:p text:style-name="P10">- Шагом... арш!</text:p>
      <text:p text:style-name="P11">В отличие от клуба, в который подымаешься по крыльцу из трёх ступеней, в столовую нужно спускаться на столько же.</text:p>
      <text:p text:style-name="P11">Тут стояли два карé длинных белых столов, поделённые центральным проходом, по десять столов в каждом и парой коричневых лавок из цельной доски по обе стороны от каждого для размещения десяти седоков на каждой.</text:p>
      <text:p text:style-name="P11">Гладко шлифованный бетонный пол придавал помещению невнятную гулкость.</text:p>
      <text:p text:style-name="P11">Вдоль всей левой стены тянулись две ступени к трём окнам из других помещений с широким, обитым крашеной жестью, подоконником. </text:p>
      <text:p text:style-name="P11">Слева, самое маленькое — хлеборезка с квадратной дверц<text:span text:style-name="T9">ей</text:span>-ставенк<text:span text:style-name="T9">ой</text:span>; затем длинное окно кухни, <text:span text:style-name="T9">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12">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12"><text:s/>Расставленные на столах миски пошарпанной белой эмали отмечают места посадки на лавках. <text:span text:style-name="T10">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3">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13">Борщ был красный и горячий. Его разливали по мискам черпаком, из кастрюли принесённой от окна раздатки.</text:p>
      <text:p text:style-name="P13">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3">Если внимательно присмотреться к мелкому узору голенища кирзовых сапог, начинаешь <text:s/>понимать до чего точно прозвана армейская каша.</text:p>
      <text:p text:style-name="P13">Каша была жидкая и тоже горячая.</text:p>
      <text:p text:style-name="P13">Компот разлитый по кружкам из алюминиевых чайников был не таким горячим, но тоже жидким.</text:p>
      <text:p text:style-name="P13">Вокруг стоял вокзально-колодезный шум и гам.</text:p>
      <text:p text:style-name="P13">Поев, орудия насыщения нужно самому отнести к окну посудомойки и разложить их в соответствующие стопки или кучи. <text:span text:style-name="T11">По мере их накопления <text:s/>посудомойщик сам сбросит в какое-то из корыт, куда бьёт струя горячей воды из крана.</text:span></text:p>
      <text:p text:style-name="P14">Теперь можно покинуть столовую и идти к казарме «учебки», чтоб не пропустить следующую команду на построение.</text:p>
      <text:p text:style-name="P14">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оказавшихся за твоим столом.</text:p>
      <text:p text:style-name="P14">Кусок масла может быть уменьшен подошедшим к столу солдатом-старослужащим. Так же как и количество кускового сахара для чая.</text:p>
      <text:p text:style-name="P14">Рацион неприхотливый, но выжить можно.</text:p>
      <text:p text:style-name="P14">Под осень он ещё более упрощается: на первое — вода с капустой, на второе — капуста без воды, на третье — вода без капусты.</text:p>
      <text:p text:style-name="P14"><text:soft-page-break/>Однако, в кирзухе иногда плавают кусочки сала, ведь при части есть свинарник; но ничего кроме сала.</text:p>
      <text:p text:style-name="P14">А по праздникам к чаю давали белые булочки-пышки.</text:p>
      <text:p text:style-name="P14"/>
      <text:p text:style-name="P14">Первое время я не мог есть солдатской пищи.</text:p>
      <text:p text:style-name="P14">Не то, чтобы брезговал, а просто, <text:span text:style-name="T13">как ни старался,</text:span> не получалось запихивать в себя всё это. Застревало в горле.</text:p>
      <text:p text:style-name="P16">В один из обедов, сидевший за столом солдат более старшего призыва, глядя на мои <text:span text:style-name="T13">старательные </text:span>муки, засмеялся и сказал:</text:p>
      <text:p text:style-name="P14">- Ничего! Втянешься — будешь хáвать всё подряд.</text:p>
      <text:p text:style-name="P15">Он оказался прав. Всё дело в том, что в стройбате не едят, а «хавают». </text:p>
      <text:p text:style-name="P15">- <text:span text:style-name="T12">Рота пошла хавать — догоняй!</text:span></text:p>
      <text:p text:style-name="P15">- <text:span text:style-name="T12">А что сегодня хавать дают?</text:span></text:p>
      <text:p text:style-name="P18">Как только я перестал есть и начал хавать — всё встало на свои места. Иногда даже брал добавку.</text:p>
      <text:p text:style-name="P18">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8">- Пошёл на …, салабон!</text:p>
      <text:p text:style-name="P18">Не потому, что он генетический мизантроп, а просто его тоже шугали и шпыняли, когда он был салагой.</text:p>
      <text:p text:style-name="P18">Хотя, может и не послать — исключения везде бывают...</text:p>
      <text:p text:style-name="P18"/>
      <text:p text:style-name="P18">За два года срочной службы солдат подымается по иерархической лестнице.</text:p>
      <text:p text:style-name="P18">Первые шесть месяцев он — салага, молодой, салабон. </text:p>
      <text:p text:style-name="P18">Следующие полгода, когда придут новые молодые, он становится «черпаком».</text:p>
      <text:p text:style-name="P18">Год службы позади, после тебя пришли ещё два призыва и ты уже — <text:s/>«фазан». </text:p>
      <text:p text:style-name="P18">Последние полгода над тобою нет старослужащих, ты сам — «дед».</text:p>
      <text:p text:style-name="P18">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8"/>
      <text:p text:style-name="P19">Терминология иерархии не столь уж и иероглифична.</text:p>
      <text:p text:style-name="P19">«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8"/>
      <text:p text:style-name="P20">Чтобы пройти эту лестницу, надо прожить два года.</text:p>
      <text:p text:style-name="P20">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20">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20">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20">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20">Для календарного иглопрокалывания необходим дисциплинированный ум и недюжинная сила воли. </text:p>
      <text:p text:style-name="P20"><text:soft-page-break/>Ни у одного фазана такого календарика я не видел. Вечность, она кого угодно образумит и смирит любую гордыню.</text:p>
      <text:p text:style-name="P20"/>
      <text:p text:style-name="P21">Первый день службы закончился заполночь — нас тренировали ложиться спать и подыматься после сна за сорок пять секунд.</text:p>
      <text:p text:style-name="P21">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21">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21">А как не толкаться? Ширина межкубричного прохода определяется шириной стоящей в конце него тумбочки.</text:p>
      <text:p text:style-name="P21">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21">Если в проходе есть койка деда, тумбочка безраздельно — его, это не обсуждается. Фазан может поделиться самой нижней полкой, но не всякий.</text:p>
      <text:p text:style-name="P21">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21">Решать проблемы через офицеров — вредно для здоровья. <text:span text:style-name="T15">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21"/>
      <text:p text:style-name="P22">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22">Найдя искомое к чему придраться, они командуют общий «подъём!» и тренировка начинается <text:s/>сначала.</text:p>
      <text:p text:style-name="P22">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16">Её далёкий свет не помеха, можно закрыть глаза и...</text:span></text:p>
      <text:p text:style-name="P22">- <text:span text:style-name="T16">Учебка, подъём!!!</text:span></text:p>
      <text:p text:style-name="P23">Что? За что? О, чёрт, это — утро! А ночь когда?</text:p>
      <text:p text:style-name="P23">Я же говорил, время в армии — это сука паскудная!</text:p>
      <text:p text:style-name="P23">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1">ф</text:span><text:span text:style-name="T24">ел</text:span><text:span text:style-name="T20">и́ </text:span><text:span text:style-name="T19">атендр</text:span><text:span text:style-name="T20">э́ <text:s/></text:span><text:span text:style-name="T17">за задержку.</text:span></text:p>
      <text:p text:style-name="P23"/>
      <text:p text:style-name="P23">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23">- Его величество — король!</text:p>
      <text:p text:style-name="P23">И вот однажды, в Лувре, приближается очередной по номеру Людовик <text:s/>к двери ведущей в общий зал, а глашатая не видно.</text:p>
      <text:p text:style-name="P23">Может, какой-то беспорядок в своём обмундировании поправлял. <text:s/>А как войти без траханья, если ты король?</text:p>
      <text:p text:style-name="P23">Но в последний момент, откуда ни возьмись, ввернулся придворный с палкой в дверной проём и, как положено по уставу — бац!</text:p>
      <text:p text:style-name="P23"><text:soft-page-break/>- Его величество — король!</text:p>
      <text:p text:style-name="P23">Вобщем, королю даже маршировать на месте не пришлось, но он, входя, служителя по-королевски, эдак, пожурил:</text:p>
      <text:p text:style-name="P17">- <text:span text:style-name="T2">Ж</text:span><text:span text:style-name="T16">е</text:span><text:span text:style-name="T20">и́ </text:span><text:span text:style-name="T16"><text:s/></text:span><text:span text:style-name="T2">ф</text:span><text:span text:style-name="T25">ел</text:span><text:span text:style-name="T20">и́ </text:span><text:span text:style-name="T21">атендр</text:span><text:span text:style-name="T20">э́.</text:span></text:p>
      <text:p text:style-name="P17"><text:span text:style-name="T18">В переводе с французского это значит «мне чуть было не пришлось ждать».</text:span><text:span text:style-name="T20"> </text:span></text:p>
      <text:p text:style-name="P24"><text:span text:style-name="T23">Н</text:span><text:span text:style-name="T22">о дед-повар по другому переведёт:</text:span></text:p>
      <text:p text:style-name="P25">-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24"><text:span text:style-name="T22">И сержанту нечем крыть такой </text:span><text:span text:style-name="T21">фел</text:span><text:span text:style-name="T20">и́ </text:span><text:span text:style-name="T21">атендр</text:span><text:span text:style-name="T20">э́, </text:span><text:span text:style-name="T22">потому что он хоть и не «петух», но пока ещё «фазан».</text:span></text:p>
      <text:p text:style-name="P24"/>
      <text:p text:style-name="P25">Какое отношение имеют короли к стройбату? <text:s/>Самое что ни на есть прямое.</text:p>
      <text:p text:style-name="P25">Неофициально, военно-строительные отряды Советского Союза именовались «королевскими войсками».</text:p>
      <text:p text:style-name="P25">Смекаешь?</text:p>
      <text:p text:style-name="P25">Идём дальше.</text:p>
      <text:p text:style-name="P25"/>
      <text:p text:style-name="P25">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26">Звёздочка — очень важная деталь. Именно она определяет где у пилотки зад, а где перед.</text:p>
      <text:p text:style-name="P26">Исходя из своей формы, пилотка не в состоянии покрыть уши солдата.</text:p>
      <text:p text:style-name="P26">При сильном ветре или дожде можно отвернуть пилоткины лацканы и натянуть на череп, но это придаёт военнослужащему вид гопника в <text:s/>колпаке <text:span text:style-name="T27">типа «гандон»</text:span>.</text:p>
      <text:p text:style-name="P26">При определённых обстоятельствах стройбатовец мог одеть пилотку даже поперёк, то есть звёздочка со лба переводилась в положение над ухом. <text:s/><text:span text:style-name="T53">Хотя подобный выкрутас служил, чтоб передать motiff <text:s/>Наполеона в треуголке, всё в целом выглядело, что характерно, как долбоёб и — сбоку звёздочка.</text:span></text:p>
      <text:p text:style-name="P26"/>
      <text:p text:style-name="P82"><text:s/><text:span text:style-name="T53">Г</text:span>олов<text:span text:style-name="T53">у</text:span> военн<text:span text:style-name="T53">ого</text:span> строител<text:span text:style-name="T53">я могла </text:span><text:s/>также украша<text:span text:style-name="T53">ть ф</text:span>уражк<text:span text:style-name="T53">а</text:span>, но, <text:span text:style-name="T53">по уставу,</text:span> <text:s/><text:span text:style-name="T53">та</text:span> сопровожда<text:span text:style-name="T53">ла</text:span>сь кителем и брюками поверх тупорыло уставной обуви из чёрной кожи. </text:p>
      <text:p text:style-name="P82">Это, <text:span text:style-name="T53">кратко именуемая</text:span> называ<text:span text:style-name="T53">ется</text:span> «парадкой» <text:span text:style-name="T26">—</text:span> парадн<text:span text:style-name="T53">ая</text:span> форм<text:span text:style-name="T53">а</text:span>, с чёрными погонами на плечах. <text:s/>Чёрный всегда в моде.</text:p>
      <text:p text:style-name="P27">Чёрные <text:s/>петлицы на воротнике кителя украшали миниатюрные эмблемы военных строителей из жёлтого сплава. <text:span text:style-name="T28">Эта же эмблема повторялась в нарукавном шевроне без металлических примесей.</text:span></text:p>
      <text:p text:style-name="P81">Краткое Геральдическое Истолкование Эмблемы</text:p>
      <text:p text:style-name="P29"/>
      <text:p text:style-name="P26">«<text:span text:style-name="T28">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28">Из-под кителя виднелась рубашка цвета хаки и галстук более тёмного хаки с белой резинкой от трусов, которая пряталась под воротник рубашки и <text:span text:style-name="T53">скрытно</text:span> держала галстук.</text:p>
      <text:p text:style-name="P28"/>
      <text:p text:style-name="P28">Но вернёмся к «повседневке» <text:span text:style-name="T26">— </text:span>повседневной форме, которая начиналась пилоткой.</text:p>
      <text:p text:style-name="P28">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0"><text:s/>От <text:s/>отложного воротничка и до низа <text:span text:style-name="T26">— </text:span>полы заканчиваются на середине ляжек <text:span text:style-name="T26">— </text:span>курточка застёгивается пуговицами из лёгкой пластмассы с барельефом <text:s/>звезды и скрещённых серпа и молота у неё в центре.</text:p>
      <text:p text:style-name="P30">В широких манжетах рукавов <text:span text:style-name="T26">—</text:span> <text:s/>более мелкие, а в остальном такие же пуговицами.</text:p>
      <text:p text:style-name="P32">В полах, чуть ниже пояса, прямые карманы, не накладные, но с клапанами, чтобы песок не засыпался.</text:p>
      <text:p text:style-name="P31"><text:soft-page-break/>Под левым бортом курточки, на уровне сердца, внутренний карман из холстины цвета хаки.</text:p>
      <text:p text:style-name="P33">Штаны повседневки — образец прагматичности.</text:p>
      <text:p text:style-name="P33">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3">Внизу труб-штанин имелись также штрипки, но их просто обрезали, чтобы не делали мозги и не натирали ноги.</text:p>
      <text:p text:style-name="P33"/>
      <text:p text:style-name="P33">Зимою головным убором являлась шапка-ушанка из серого искусственного меха.</text:p>
      <text:p text:style-name="P33">Наличие шнурков на длинных отворотах позволяет носить шапку-ушанку четырьмя способами:</text:p>
      <text:p text:style-name="P33">1) «уши вверх» <text:s/>— в виде венца царя Соломона;</text:p>
      <text:p text:style-name="P33">2) «уши под затылком» <text:s/>— в виде затаившегося кролика;</text:p>
      <text:p text:style-name="P33">3) «уши распущены» <text:s/>— типа, гордо реет буревестник;</text:p>
      <text:p text:style-name="P33">4) «уши под подбородком» <text:s/>— типа, партнёр для спарринга.</text:p>
      <text:p text:style-name="P33"/>
      <text:p text:style-name="P33">Поверх повседневки зимой одевалась <text:span text:style-name="T29">ф</text:span>уфайка длиной чуть ниже пояса.</text:p>
      <text:p text:style-name="P33">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4">Вместо фуфайки мог быть бушлат, превосходящий фуфайку по многим параметрам.</text:p>
      <text:p text:style-name="P34">Во-первых, в нём ваты вдвое больше и, значит, он теплее.</text:p>
      <text:p text:style-name="P34">Во-вторых, длиной он доходит до середины ляжек, прикрывая пах и ягодицы от изуверств зимней непогоды.</text:p>
      <text:p text:style-name="P34"/>
      <text:p text:style-name="P34">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4">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4"/>
      <text:p text:style-name="P34">Вот, вкратце, как одевался военный строитель, он же стройбатовец.</text:p>
      <text:p text:style-name="P34"/>
      <text:p text:style-name="P34">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4">Впоследствии, когда мы их износили и они стали раритетом, «фазаны» кипятком ссали <text:span text:style-name="T30">чтоб раздобыть себе такую, непохожую на всех.</text:span></text:p>
      <text:p text:style-name="P34"/>
      <text:p text:style-name="P35">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5"/>
      <text:p text:style-name="P35">Входом в барак-казарму служила пристройка-тамбур по центру длинной боковой стены.</text:p>
      <text:p text:style-name="P35">Тамбур — это прихожая три на три метра вымощенная крупной серой плиткой, в которой окон больше, чем стен.</text:p>
      <text:p text:style-name="P35">Снаружи перед дверью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35">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5">В центре беседки снова <text:span text:style-name="T31">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6"><text:soft-page-break/>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6">Ничего не забыл?</text:p>
      <text:p text:style-name="P36">Ах, да! Ещё трава по сторонам асфальтной дорожки.</text:p>
      <text:p text:style-name="P36"/>
      <text:p text:style-name="P36">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36"/>
      <text:p text:style-name="P36">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6">Нам показали листки с типографским текстом и её чёрно-белым изображением — найти среди травы похожих на картинку и — искоренить. Обезвредить <text:span text:style-name="T32">распространяющего </text:span>аллерги<text:span text:style-name="T32">ю</text:span> <text:span text:style-name="T32">преступника.</text:span></text:p>
      <text:p text:style-name="P37">Это хорошее задание, потому что сержанты куда-то исчезают на часок и можно не спеша знакомиться.</text:p>
      <text:p text:style-name="P37">Из Конотопа, например, только я один, зато много земляков из Сумской области — Бурынь, Кролевец, Шостка.</text:p>
      <text:p text:style-name="P37">Вообще, весь наш майский призыв с Украины, но днепропетровцев привезли раньше нас. Они уже прошли учебку и распределены по ротам.</text:p>
      <text:p text:style-name="P37">Пользуясь отсутствием сержантов, некоторые из них прокрались в беседку у тамбура — выуживают из круглой ямы <text:span text:style-name="T33">окурки</text:span> покрупнее, что мы побросали туда при команде на построение.</text:p>
      <text:p text:style-name="P37">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7"/>
      <text:p text:style-name="P37">В новоодёванном обмундировании неудобно отрабатывать «отбой-подъём», пуговицы туго пролазят в петли. </text:p>
      <text:p text:style-name="P37">По совету Вити Стреляного, я расширил петли ручкой алюминиевой ложки в столовой и — <text:span text:style-name="T33">стали</text:span> влетать как миленькие.</text:p>
      <text:p text:style-name="P37"/>
      <text:p text:style-name="P38">Ближайшая цель строевой подготовки — показать себя на построении в день присяги.</text:p>
      <text:p text:style-name="P38">В «учебке» нас три взвода, а строевая песня — одна.</text:p>
      <text:p text:style-name="P76"><text:tab/><text:tab/><text:tab/>Через две,</text:p>
      <text:p text:style-name="P76"><text:tab/><text:tab/><text:tab/>Через две весны,</text:p>
      <text:p text:style-name="P76"><text:tab/><text:tab/><text:tab/>Через две,</text:p>
      <text:p text:style-name="P76"><text:tab/><text:tab/><text:tab/>Через две зимы — </text:p>
      <text:p text:style-name="P76"><text:tab/><text:tab/><text:tab/>Отслужу, как надо,</text:p>
      <text:p text:style-name="P38"><text:span text:style-name="T1"><text:tab/><text:tab/><text:tab/>И — вернусь..</text:span>.</text:p>
      <text:p text:style-name="P38">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8">А вслед за ними притопывали мы — третий взвод — и орали про третью пару зим и вёсен, и в этом чувствовался явный перебор.</text:p>
      <text:p text:style-name="P38">Даже в строю новобранцев раздавались сдержанные смешки; сержанты двух первых взводов смеялись в открытую, а наш нервничал.</text:p>
      <text:p text:style-name="P38">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34">Бумагу и ручку взять у дежурного по роте.</text:span></text:p>
      <text:p text:style-name="P38"/>
      <text:p text:style-name="P39">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9"><text:soft-page-break/>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39">Эти трое — дежурный и два дневальных — называются «нарядом» и они заступают в наряд на одни сутки, а потом их сменит другой наряд.</text:p>
      <text:p text:style-name="P39"/>
      <text:p text:style-name="P39">Дежурны<text:span text:style-name="T35">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35">плакатная</text:span> <text:s/>голов<text:span text:style-name="T35">а</text:span> <text:span text:style-name="T35">В</text:span>ождя <text:span text:style-name="T35">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40">Музыка к песне проблем не составляла — все знали популярную </text:p>
      <text:p text:style-name="P40"><text:tab/><text:tab/><text:tab/><text:span text:style-name="T1">Маруся, раз-два-три,</text:span></text:p>
      <text:p text:style-name="P77"><text:tab/><text:tab/><text:tab/>Калина,</text:p>
      <text:p text:style-name="P40"><text:span text:style-name="T1"><text:tab/><text:tab/><text:tab/>Чорнявая дивчына..</text:span>.</text:p>
      <text:p text:style-name="P40">Но не всем было известно, что это переделка из другой песни «Розпрягайте, хлопцi, коней...»,</text:p>
      <text:p text:style-name="P40"><text:s/>так что ей уже не привыкать:</text:p>
      <text:p text:style-name="P40"><text:tab/><text:tab/><text:tab/><text:span text:style-name="T1">Мы громче всех споём</text:span></text:p>
      <text:p text:style-name="P77"><text:tab/><text:tab/><text:tab/>И строевым лучше всех пройдём — </text:p>
      <text:p text:style-name="P77"><text:tab/><text:tab/><text:tab/>Во-о-от</text:p>
      <text:p text:style-name="P77"><text:tab/><text:tab/><text:tab/>Идёт</text:p>
      <text:p text:style-name="P77"><text:tab/><text:tab/><text:tab/>Наш третий</text:p>
      <text:p text:style-name="P40"><text:span text:style-name="T1"><text:tab/><text:tab/><text:tab/>Взвод..</text:span>.</text:p>
      <text:p text:style-name="P40">Сидя над листом бумаги, я вертел ручку в пальцах и подбирал в уме слова, подгонял их так и эдак. </text:p>
      <text:p text:style-name="P43">И бытовка вокруг меня, и запах хэбэ от моей гимнастёрки, и <text:span text:style-name="T38">стёртая </text:span>прав<text:span text:style-name="T42">ым</text:span> <text:span text:style-name="T38">сапогом кожа</text:span> <text:s text:c="2"/>отступили на второй план. Я был в самовольной отлучке из армии.</text:p>
      <text:p text:style-name="P40">Да, мы разучили и спели её.</text:p>
      <text:p text:style-name="P40"/>
      <text:p text:style-name="P42">В конце дня <text:span text:style-name="T38">выдалась минута по</text:span>кури<text:span text:style-name="T38">ть</text:span> в беседке и вокруг неё.</text:p>
      <text:p text:style-name="P42"><text:s/>Мимо проходил старшина четвёртой роты — мужик лет сорока с добродушным круглым лицом и круглым пузом.</text:p>
      <text:p text:style-name="P41">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36">отряде</text:span> оставался лишь дежурный по части. <text:span text:style-name="T36">Остальных офицеров, старшин и прапорщиков, а также две пары женщин из бухгалтерии в штабе части, везли в Ставрополь.</text:span></text:p>
      <text:p text:style-name="P44">Один из нас, по имени Ваня, видя гуманное расположение старшего по званию, заискивающе улыбнулся и спросил:</text:p>
      <text:p text:style-name="P44">- Товарищ старшина, а меня могут за это комиссовать?</text:p>
      <text:p text:style-name="P44">Он набычился и упёр указательный палец в широкий шрам на своём темени, окружённый щетиной обритых волос.</text:p>
      <text:p text:style-name="P44">- Чё, нашёл чем <text:s/>от армии закосить? - сказал старшина. - А хý. ты угадал!</text:p>
      <text:p text:style-name="P44">И он отечески-увещевательно хлопнул Ваню по спине широкой ладонью.</text:p>
      <text:p text:style-name="P44">От звучного шлепка Ваня прогнулся в обратную сторону и болезненно скривил рот:</text:p>
      <text:p text:style-name="P44">- Ой!</text:p>
      <text:p text:style-name="P44">Солдаты с готовностью засмеялись шутке старшины.</text:p>
      <text:p text:style-name="P44"/>
      <text:p text:style-name="P44">А тактические занятия мне даже понравились.</text:p>
      <text:p text:style-name="P44">Все три взвода «учебки» построили в одну колонну и вывели за территорию части.</text:p>
      <text:p text:style-name="P44">Сержанты объяснили, что «вспышка» <text:s text:c="2"/>— <text:s/>это ядерный взрыв и нужно залечь головой в его направлении.</text:p>
      <text:p text:style-name="P44">Последовала команда «бегом марш!» и, когда вся колонна перешла на нестройную рысцу, <text:soft-page-break/>один из сержантов крикнул:</text:p>
      <text:p text:style-name="P44">- Вспышка справа!</text:p>
      <text:p text:style-name="P44">С оживлёнными вскриками мы вразнобой повалились на траву. <text:s/>Это повторилось несколько раз.</text:p>
      <text:p text:style-name="P44"/>
      <text:p text:style-name="P45">Когда мы стали «дедами» и <text:s text:c="2"/>мои <text:s/>сопризывник<text:span text:style-name="T37">и вспоминали эти «вспышка слева! вспышка справа!» как одно из мытарств «молодой» службы, я их не понимал.</text:span></text:p>
      <text:p text:style-name="P45"><text:span text:style-name="T37">Не понимаю до сих пор. Бегать по летнему полю, кувыркаться в зелёной</text:span> <text:span text:style-name="T37">траве, когда есть на то силы и охота — это ж в кайф!</text:span></text:p>
      <text:p text:style-name="P45"><text:tab/><text:tab/><text:tab/><text:span text:style-name="T3">Как молоды мы были,</text:span></text:p>
      <text:p text:style-name="P45"><text:span text:style-name="T1"><text:tab/><text:tab/><text:tab/></text:span><text:span text:style-name="T3">Как молоды мы были..</text:span><text:span text:style-name="T37">.</text:span></text:p>
      <text:p text:style-name="P39"/>
      <text:p text:style-name="P46">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46">Нет, никакого автоматического, либо какого-нибудь иного оружия мы при этом не держали.</text:p>
      <text:p text:style-name="P46">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46">Позади стола, лицом к нам, стояли два офицера.</text:p>
      <text:p text:style-name="P46">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46">Напоследок лейтенант спросил нет ли у кого-нибудь из нас медицинского образования.</text:p>
      <text:p text:style-name="P46">После общей небольшой заминки из строя вышел молодой солдат и сказал, что он помогал фельдшеру в медпункте своего села.</text:p>
      <text:p text:style-name="P46">Его оставили в четвёртой роте, как и трёх профессиональных водителей.</text:p>
      <text:p text:style-name="P46">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47">Потом нам зачитали кому где служить. </text:p>
      <text:p text:style-name="P47">Я попал в первую роту — роту каменщиков. </text:p>
      <text:p text:style-name="P47">Вторая и третья — штукатуры. Четвёртая — шофера и что-то ещё.</text:p>
      <text:p text:style-name="P47">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47"/>
      <text:p text:style-name="P47">В природе нет ничего более отвратительного по своему звучанию, чем команда дневального «рота! подъём!» <text:s text:c="2"/></text:p>
      <text:p text:style-name="P47">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47">- Рё-о-т-я-а! Пад-ё<text:span text:style-name="T43">оо</text:span>м!</text:p>
      <text:p text:style-name="P47">Око за око. Ухо за ухо.</text:p>
      <text:p text:style-name="P47"/>
      <text:p text:style-name="P47">После первой ночи в казарме первой роты из моих личных вещей в тумбочке кубрика осталась только начатая пачка лезвий «Нева» за 25 коп.</text:p>
      <text:p text:style-name="P47">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47"><text:span text:style-name="T38">Мне</text:span> вспомнил<text:span text:style-name="T38">ись</text:span> днепропетровц<text:span text:style-name="T38">ы</text:span>, <text:span text:style-name="T38">стрелявшие</text:span> бычки в яме беседки.</text:p>
      <text:p text:style-name="P47">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49">Над каждым из десяти очок кто-то сидел и над каждым сидящим стояла очередь из пары <text:soft-page-break/>ожидающих и даже к мочестоку не сразу-то доступишься.</text:p>
      <text:p text:style-name="P50">Шёл шумный обмен новостями о происшествиях минувшего дня.</text:p>
      <text:p text:style-name="P50">- Он чё — готовый был?</text:p>
      <text:p text:style-name="P50">- Сам знаешь.</text:p>
      <text:p text:style-name="P50">- Поймали?</text:p>
      <text:p text:style-name="P50">- А <text:s text:c="2"/>хýй его знает. Ищут.</text:p>
      <text:p text:style-name="P50">- <text:span text:style-name="T39">Поймают.</text:span></text:p>
      <text:p text:style-name="P50">- <text:span text:style-name="T39">Сам знаешь.</text:span></text:p>
      <text:p text:style-name="P50">У кранов умывальника те же происшествия, но в подробностях.</text:p>
      <text:p text:style-name="P50">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50">Без чего-то восемь к проходной подъезжает «козёл» ком<text:span text:style-name="T42">бата</text:span> <text:span text:style-name="T39">и маленький автобус с офицерами и бухгалтершами.</text:span></text:p>
      <text:p text:style-name="P51">Ком<text:span text:style-name="T42">бат</text:span>, замполит и начальник штаба <text:span text:style-name="T40">выходят на середину плаца</text:span>, бухгалтерши позади барака-<text:span text:style-name="T40">казармы</text:span> третьей роты направляются к четвёртой: половина того барака — <text:s/>это штаб части.</text:p>
      <text:p text:style-name="P51">Начинается развод.</text:p>
      <text:p text:style-name="P52">Дежурный по части докладывает командованию, что здесь происшествий не было.</text:p>
      <text:p text:style-name="P52">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52">Начальник штаба объявляет меру наказания — десять суток ареста.</text:p>
      <text:p text:style-name="P52">Седовласый ком<text:span text:style-name="T42">бат</text:span>, водя по сторонам широкими стёклами очков в роговой оправе, начинает обличительную речь.</text:p>
      <text:p text:style-name="P52">О чём речь — понять невозможно, потому что он маразматик и с половины начатого предложения сбивается на следующее, но тоже до половины.</text:p>
      <text:p text:style-name="P53">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53">Наконец, замполит говорит заорáторившемуся полковнику, что хватит уже. Тот договаривает ещё пару матюков и утихает.</text:p>
      <text:p text:style-name="P54">Дежурный по части сдаёт дежурство следующему, <text:s text:c="2"/>заступают в наряд <text:span text:style-name="T41">новые </text:span>дежурные по рота<text:span text:style-name="T41">м</text:span>, нарушители дисциплины бредут к проходной; там их запрут на «губу» <text:span text:style-name="T40">— </text:span>в <text:span text:style-name="T41">тёмной</text:span> комнатушк<text:span text:style-name="T41">е</text:span> без окон, но с нарами.</text:p>
      <text:p text:style-name="P53">Начальник штаба командует отправляться к месту работ.</text:p>
      <text:p text:style-name="P53">Мы шагаем к воротам, за которыми нас уже ждут грузовики.</text:p>
      <text:p text:style-name="P53">Ком<text:span text:style-name="T42">бат</text:span> всполошился <text:span text:style-name="T40">— </text:span>он вспомнил что ещё хотел сказать, когда говорил.</text:p>
      <text:p text:style-name="P53">А вот хуя тебе, муд<text:span text:style-name="T51">озвон</text:span>!</text:p>
      <text:p text:style-name="P55">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56">Ну, всё. </text:p>
      <text:p text:style-name="P56">Отъехала проходная, побежали столбики кирпичного забора. Поворот вправо и мы едем вдоль лесочка к городу.</text:p>
      <text:p text:style-name="P56">Ничего, что сидеть не на чем; мы держимся за борта и друг за друга. Мы в город едем!</text:p>
      <text:p text:style-name="P56">Вобщем-то, это оказалось окраиной и возле нашего объекта ещё угадываются останки лесополосы.</text:p>
      <text:p text:style-name="P56">Девятиэтажный жилой дом из двух секций. <text:s/>Кладка белым силикатным кирпичом выведена уже до пятого этажа.</text:p>
      <text:p text:style-name="P56">Командир нашего отделения-бригады приказывает складывать на поддоны кирпич из наваленной самосвалами кучи.</text:p>
      <text:p text:style-name="P56">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56"><text:soft-page-break/>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56">Мелкорослы Гриша Дорфман печально смотрит в свои ладони.</text:p>
      <text:p text:style-name="P56">Кроме того, белую пыль трудно стряхнуть с наших хэбэ и сапогов, а спецовок нам не выдавали.</text:p>
      <text:p text:style-name="P56">Тот же грузовик везёт нас обратно в часть на обед. Прохожие на тротуарах ходят без строя и им нет дела до стройбатовцев в грузовике.</text:p>
      <text:p text:style-name="P57">На выезде из города, где от трассы отделяется шоссе к нашей части, стоит группы зданий промышленного вида.</text:p>
      <text:p text:style-name="P57">Ребята нашей бригады-отделения начинают вопить и махать в ту сторону, как футбольные болельщики, когда их команда выходит на поле.</text:p>
      <text:p text:style-name="P57">Витя Стреляный нехотя поясняет, что там — зона.</text:p>
      <text:p text:style-name="P57">Понятно — солидарность.</text:p>
      <text:p text:style-name="P57">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57">Комбат, в моменты просветления от своего хронического маразматизма, ухитряется выдавать чёткие определения:</text:p>
      <text:p text:style-name="P57">- Сброд калек и зэков, ёб вашу мать, блядь!</text:p>
      <text:p text:style-name="P57"/>
      <text:p text:style-name="P57">С работы нас привозят уже в сумерках.</text:p>
      <text:p text:style-name="P57">Вечернюю проверку после ужина проводит командир роты, капитан Писак.</text:p>
      <text:p text:style-name="P57">Рота построилась в две шеренги в обе стороны от тумбочки на входе в казарму.</text:p>
      <text:p text:style-name="P57">«Молодые» <text:s/>— таков закон — в первом ряду.</text:p>
      <text:p text:style-name="P57">Стоя лицом к строю, Писак читает фамилии в списке и, не подымая головы, вслушивается в:</text:p>
      <text:p text:style-name="P57">-Я!</text:p>
      <text:p text:style-name="P57">- Я!</text:p>
      <text:p text:style-name="P57">- Я!</text:p>
      <text:p text:style-name="P57">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58">И — всё, его фотографическая память запомнила тебя на два года вперёд и спустя месяц, вместо:</text:p>
      <text:p text:style-name="P58">- Как фамилия, рядовой?</text:p>
      <text:p text:style-name="P58">Он скажет:</text:p>
      <text:p text:style-name="P58">- Рядовой Огольцов!</text:p>
      <text:p text:style-name="P58">- Да, товарищ капитан!</text:p>
      <text:p text:style-name="P58">- Блатуешь, рядовой Огольцов?</text:p>
      <text:p text:style-name="P58">- Никак нет, товарищ капитан!</text:p>
      <text:p text:style-name="P58">- А бляха почему на яйцах? Сержант Солопов!</text:p>
      <text:p text:style-name="P58">- Слушаю, товарищ капитан!</text:p>
      <text:p text:style-name="P58">- Рядовому Огольцову пять нарядов вне очереди.</text:p>
      <text:p text:style-name="P58">- Есть, товарищ капитан.</text:p>
      <text:p text:style-name="P58">Ну, да, когда мы подходили к девятиэтажке я малость послабил ремень поверх гимнастёрки. Откуда мне было знать, что он выйдет из лесополосы?</text:p>
      <text:p text:style-name="P58"/>
      <text:p text:style-name="P58">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78"><text:tab/><text:tab/><text:tab/>Два солдата из стройбата</text:p>
      <text:p text:style-name="P58"><text:span text:style-name="T1"><text:tab/><text:tab/><text:tab/>Заменяют экскаватор..</text:span>.</text:p>
      <text:p text:style-name="P58">Двое прохожих по недалёкому тротуару до того впечатлились, что подошли и стали <text:soft-page-break/>приглашать распить с ними бутылку вина.</text:p>
      <text:p text:style-name="P58">- Нет. Спасибо. Не могу.</text:p>
      <text:p text:style-name="P58">На вечерней проверке сержант поманил меня пальцем из строя — <text:s/>«на полы».</text:p>
      <text:p text:style-name="P58">«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58">Потом доложить дежурному по роте, чтоб он принял работу.</text:p>
      <text:p text:style-name="P58">Если примет, можно делать отбой и радоваться, что сегодня не послан «на полы» в столовую.</text:p>
      <text:p text:style-name="P58">И уснуть, едва голова упадёт на подушку, а через секунду:</text:p>
      <text:p text:style-name="P48">- Рё-о-т-я-а! Пад-ё<text:span text:style-name="T43">оо</text:span>м!</text:p>
      <text:p text:style-name="P59">Пять нарядов — пять «на полы».</text:p>
      <text:p text:style-name="P59">- Ваньку в психушку увезли.</text:p>
      <text:p text:style-name="P59">- Какого?</text:p>
      <text:p text:style-name="P59">- Сам знаешь. Шрам на голове.</text:p>
      <text:p text:style-name="P59">- За шо?</text:p>
      <text:p text:style-name="P59">- На подъёме не стал обуваться. Говорит — в сапоги мышь залезла.</text:p>
      <text:p text:style-name="P59">- Косит, или заёб в голову зашёл?</text:p>
      <text:p text:style-name="P59">- А хуй его знает. Там проверят.</text:p>
      <text:p text:style-name="P59"/>
      <text:p text:style-name="P59">Первый выходной день у нас был в августе. До этого с восьми до сумерек на объектах, а тут — целое воскресенье в части.</text:p>
      <text:p text:style-name="P59">«Молодые» постирали свои пропылённые хэбэ. Бродят по части в трусах, майках и кирзовых сапогах, как те фрицы в фильме «Один шанс из тысячи».</text:p>
      <text:p text:style-name="P59"/>
      <text:p text:style-name="P59">За время истёкшее до первого выходного наше отделение перестало приветствовать криком зону у развилки шоссе.</text:p>
      <text:p text:style-name="P59">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59">Рядовой Алимонов, он же Алимоша, научил меня докуривать стрельнутый у товарищей бычок «Примы» до трёх миллиметров от конца сигареты.</text:p>
      <text:p text:style-name="P59">А один раз нам выплатили получку.</text:p>
      <text:p text:style-name="P60">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44">всем известно, кого ни спроси, <text:s/>что рядовой Советской армии ежемесячно получает 3 руб. 80 коп. </text:span></text:p>
      <text:p text:style-name="P60"><text:span text:style-name="T44">Э</text:span>то <text:span text:style-name="T44">такая же</text:span> аксиома <text:span text:style-name="T44">как про Волгу и Каспийское море.</text:span></text:p>
      <text:p text:style-name="P61">Посреди лета, на вечерней проверке, замполит роты объявил, что моей жене, по её просьбе, послана справка, что я служу в армии.</text:p>
      <text:p text:style-name="P61">- <text:span text:style-name="T52">А я не знал, что </text:span>ты женатый, Голиков.</text:p>
      <text:p text:style-name="P61">- <text:span text:style-name="T52">А ты не спрашивал.</text:span></text:p>
      <text:p text:style-name="P61">Им-то некогда было в колониях для малолетних преступников.</text:p>
      <text:p text:style-name="P61"/>
      <text:p text:style-name="P62">Ольга, Конотоп, завод, танцы — кажутся чем-то нереальным; из другой далёкой жизни.</text:p>
      <text:p text:style-name="P62">От неё приходят письма.</text:p>
      <text:p text:style-name="P62">«...а вечерами смотрю как девушки с парнями своими идут гулять а я всё одна и так обидно аж плачу...» </text:p>
      <text:p text:style-name="P62">Мама тоже письма пишет; брат с сестрой прислали по паре штук.</text:p>
      <text:p text:style-name="P62">Во внутреннем кармане на груди у меня уже плотненькая пачка их писем.</text:p>
      <text:p text:style-name="P62">Я не знаю что писать в ответ.</text:p>
      <text:p text:style-name="P62">«Здравствуй, получил твоё письмо, за которое большое спасибо...»</text:p>
      <text:p text:style-name="P62"><text:soft-page-break/>А дальше?</text:p>
      <text:p text:style-name="P62">«... отслужу, как надо, и — вернусь...»?</text:p>
      <text:p text:style-name="P62">Ничего в голову не лезет, уже и думаю только матом.</text:p>
      <text:p text:style-name="P62">Вроде, близкие люди — роднее не бывает, а какая-то во мне отстранённость.</text:p>
      <text:p text:style-name="P62"/>
      <text:p text:style-name="P62">Как в тот раз, когда мы уже сидели в кузове грузовика под девятиэтажкой и дожидались кого-то из переодевающихся каменщиков.</text:p>
      <text:p text:style-name="P62">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62">Мы все сидели молча.</text:p>
      <text:p text:style-name="P62">Старослужащий начал смеяться — что за призыв такой с Украины — ни одного хохла!</text:p>
      <text:p text:style-name="P62">- Ладно, я — хохол, ну, и что?</text:p>
      <text:p text:style-name="P62">Только когда эти слова каким-то странным эхом вернулись в кузов от белеющей сквозь сумерки кирпичной стены, мне дошло, что <text:s/>я сказал это.</text:p>
      <text:p text:style-name="P62">Странно слышать себя со стороны, <text:span text:style-name="T45">если не ожидаешь. Какая-то самоотстранённость.</text:span></text:p>
      <text:p text:style-name="P63">Старослужащий заткнулся. И действительно — что дальше-то?</text:p>
      <text:p text:style-name="P63"/>
      <text:p text:style-name="P63">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63">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63"/>
      <text:p text:style-name="P63">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63">- А ты по какой ходил?</text:p>
      <text:p text:style-name="P63">- Статья шестьсот семнадцатая, часть вторая с отягчающими обстоятельствами.</text:p>
      <text:p text:style-name="P63">- Чё пиздишь? Такой статьи нету.</text:p>
      <text:p text:style-name="P63">- Недавно ввели — за людоедство.</text:p>
      <text:p text:style-name="P63"/>
      <text:p text:style-name="P63">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63">Опять-таки, не все одинаковы.</text:p>
      <text:p text:style-name="P63">У одного всего три слова на плече, неброским скромным шрифтом — «in vino veritas», с такой татуировкой можно и за доктора философии сойти. Латинист, <text:span text:style-name="T46">ебёна вошь.</text:span></text:p>
      <text:p text:style-name="P64">Имеются и свои табу. За татуировку не по чину — жестокая расправа. И со словом «вафли» тоже надо поосторожнее.</text:p>
      <text:p text:style-name="P64">Алимоша после той получки зашёл в магазинчик напротив проходной и, показав пальцем на пачку вафлей, сказал продавщице:</text:p>
      <text:p text:style-name="P64">- А дайте мне ото печенье в клеточку.</text:p>
      <text:p text:style-name="P64">Но его это не спасло.</text:p>
      <text:p text:style-name="P64">- Чё, Алимоша, на вафли потянуло?</text:p>
      <text:p text:style-name="P64">- Да, пошёл ты...</text:p>
      <text:p text:style-name="P64"/>
      <text:p text:style-name="P64">А как не восхититься, <text:span text:style-name="T49">не прийти в умиление от незатейливо безыскусных, но таких поэтично</text:span> <text:s/><text:span text:style-name="T49"><text:s/></text:span>задорны<text:span text:style-name="T49">х</text:span> <text:s/>дуэл<text:span text:style-name="T49">ей</text:span> из <text:span text:style-name="T47">пересмешливых </text:span>лагерных двустиший?</text:p>
      <text:p text:style-name="P64"><text:tab/><text:tab/><text:tab/>- <text:span text:style-name="T1">Я ебал тебя в лесу,</text:span></text:p>
      <text:p text:style-name="P79"><text:tab/><text:tab/><text:tab/> <text:s/>Хочешь — справку принесу?.. </text:p>
      <text:p text:style-name="P79"/>
      <text:p text:style-name="P79"><text:tab/><text:tab/><text:tab/>- Я ебал тебя на пне — <text:s/></text:p>
      <text:p text:style-name="P79"><text:tab/><text:tab/><text:tab/> <text:s/>Вот и справочка при мне!..</text:p>
      <text:p text:style-name="P79"><text:soft-page-break/></text:p>
      <text:p text:style-name="P79"><text:tab/><text:tab/><text:tab/>- Я ебал тебя в малине </text:p>
      <text:p text:style-name="P64"><text:span text:style-name="T1"><text:tab/><text:tab/><text:tab/> <text:s/>Вместе с справками твоими!</text:span>.. </text:p>
      <text:p text:style-name="P64">И победная завершающая точка:</text:p>
      <text:p text:style-name="P64"><text:tab/><text:tab/><text:tab/>- <text:span text:style-name="T1">Нечем крыть? Нет туза? </text:span></text:p>
      <text:p text:style-name="P65"><text:span text:style-name="T1"><text:tab/><text:tab/><text:tab/> <text:s/>На, вот — хуй, протри глаза!</text:span>..</text:p>
      <text:p text:style-name="P66"/>
      <text:p text:style-name="P66">Кроме игры слов случаются и практические шутки.</text:p>
      <text:p text:style-name="P66">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66">- А вот, если <text:s/>мне на темени зарубку сделать — стану я на хуй похожим?- спрашивает меня Витя.</text:p>
      <text:p text:style-name="P63">- <text:span text:style-name="T48">Витёк, ты и без зарубки похож.</text:span></text:p>
      <text:p text:style-name="P63">- <text:span text:style-name="T48">Будь другом, возьми меня за уши — сдрочи.</text:span></text:p>
      <text:p text:style-name="P66">Разве другу откажешь? Стиснув его уши дёргаю вверх-вниз.</text:p>
      <text:p text:style-name="P66">- Тьфу-тьфу-тьфу...</text:p>
      <text:p text:style-name="P66">Я не понял — белая слюна мелких плевков падает на грудь моей гимнастёрки...</text:p>
      <text:p text:style-name="P66">- Это я кончил,- поясняет он.</text:p>
      <text:p text:style-name="P66">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66"/>
      <text:p text:style-name="P67">Девятиэтажку кладут и ночью, под гирляндой из электролампочек над стеной.</text:p>
      <text:p text:style-name="P67">Из нашего призыва в ночной смене двое — долговязый солдат, который на гражданке работал каменщиком, да я.</text:p>
      <text:p text:style-name="P67">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67">В темноте за стеной вырисовывается кабинка башенного крана, а в ней неясное лицо кранового.</text:p>
      <text:p text:style-name="P67">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67">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67">Какая техника безопасности? Тут все свои.</text:p>
      <text:p text:style-name="P67">Снизу крановой подымает поддон кирпича, а на нём чайник.</text:p>
      <text:p text:style-name="P67">Поддон приняли на линию между каменщиками и скомандовали крановому отвести стрелу. </text:p>
      <text:p text:style-name="P68">Один из крюков «паука» подцепил «молодого» каменщика за ремень на спине бушлата и поднял в воздух.</text:p>
      <text:p text:style-name="P68">Вознесение не слишком высокое — на метр, не более, потому что сразу поднялся свист и крики «майна».</text:p>
      <text:p text:style-name="P68">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68">- Харэ! Харэ!</text:p>
      <text:p text:style-name="P68">Что означает «хорош вам баловаться», хотя, возможно, это было и случайностью, потому что <text:soft-page-break/>«старики» тоже кричали крановому «майна! вниз!» </text:p>
      <text:p text:style-name="P68">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80"><text:tab/><text:tab/><text:tab/>Нету лучшей красоты,</text:p>
      <text:p text:style-name="P68"><text:span text:style-name="T1"><text:tab/><text:tab/><text:tab/>Чем поссать с высоты..</text:span>.</text:p>
      <text:p text:style-name="P68">Он спрыгнул с угла и вернулся на линию — продолжать кладку.</text:p>
      <text:p text:style-name="P68"/>
      <text:p text:style-name="P68">Но не всегда всё обходилось...</text:p>
      <text:p text:style-name="P68">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68">Ну, и свалились оба в шахту.</text:p>
      <text:p text:style-name="P68">Благодаря закону ускорения тел в свободном падении, здоровяк первым достиг дна шахты и всмятку расшибся на куче строительного мусора.</text:p>
      <text:p text:style-name="P69">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68"/>
      <text:p text:style-name="P70">Раз в месяц на утреннем разводе нам зачитывали приказы о тех, или иных летальных исходах </text:p>
      <text:p text:style-name="P70">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63"/>
      <text:p text:style-name="P71">Всех «молодых» в начале службы нагружают, но наше отделение было самым «молодым» из «молодых».</text:p>
      <text:p text:style-name="P71">Так сложилась цепь неблагоприятных обстоятельств.</text:p>
      <text:p text:style-name="P71">Прапорщик, он же командир взвода, поймал сержанта, он же командир нашего отделения, с двумя бутылками вина из гастронома.</text:p>
      <text:p text:style-name="P71"/>
      <text:p text:style-name="P71">Что такое прапорщик? </text:p>
      <text:p text:style-name="P71">Это «дед», которому нравится блатовать — вона как молодые перед ним трепещут! <text:s/>— <text:s/>и который понимает, что после дембеля, на гражданке, он — никто.</text:p>
      <text:p text:style-name="P71">На гражданке другая иерархия.</text:p>
      <text:p text:style-name="P71">Вот почему такой «дед» остаётся на сверхсрочную службу.</text:p>
      <text:p text:style-name="P71">Четыре месяца школы прапорщиков и он приходит в ту же часть с одной звёздочкой на беспросветном погоне.</text:p>
      <text:p text:style-name="P71">Ходит в парадке, шугает всех, получает сто двадцать в месяц.</text:p>
      <text:p text:style-name="P71">Как не порадоваться за человека нашедшего своё место в жизни?</text:p>
      <text:p text:style-name="P71">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71">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71">Короче, этот пацан, который даже и не «дед», а всего лишь прапор, решил устроить воспитательно-показательную ораторию.</text:p>
      <text:p text:style-name="P71">Мол, этот изменник <text:s/>родины покинул товарищей на трудовом посту, предательски ушёл в гастроном, но был пойман с поличным.</text:p>
      <text:p text:style-name="P72">Дотолкал прапор свою речугу до конца, а что дальше — не знает.</text:p>
      <text:p text:style-name="P72">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72"><text:soft-page-break/>Так этот Песталоцци с одной звёздочкой начинает из себя кинозвезду строить:</text:p>
      <text:p text:style-name="P72">- Ты бросил товарищей ради вина! Ну, так пей!</text:p>
      <text:p text:style-name="P72">В жизни совсем другое кино.</text:p>
      <text:p text:style-name="P72">Вместо того, чтоб понурить голову, сержант её задрал и засадил бутылку с горлá — не отрываясь.</text:p>
      <text:p text:style-name="P72">Вторую не успел — прапорщик очнулся, подбежал и разбил её о щебень.</text:p>
      <text:p text:style-name="P72">Сержанта отвезли в часть и заперли на «губе» в проходной, а утром разжаловали в рядовые и послали каменщиком в ту бригаду, где он и был до нашего призыва.</text:p>
      <text:p text:style-name="P72">А как иначе? Чтоб он десять суток отлёживал бока на «губе» и даром хлеб ел? Не выйдет!</text:p>
      <text:p text:style-name="P72">Ведь, даже и без татуировки на лбу, все мы — рабы СССР.</text:p>
      <text:p text:style-name="P72"/>
      <text:p text:style-name="P73">Бригадиром нам поставили рядового «черпака» по фамилии Простомолóтов.</text:p>
      <text:p text:style-name="P73">- Зовите меня просто — Молотов.</text:p>
      <text:p text:style-name="P73">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73">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73">Всю ночь напролёт. До пяти утра.</text:p>
      <text:p text:style-name="P73">Правда, последний мешок, по частям, вынесли вёдрами на мусорку, присыпав очистками, чтоб дежурный по кухне не врубился. Типа, отходы.</text:p>
      <text:p text:style-name="P73">А потом как заведено развод и <text:s/>— на работу.</text:p>
      <text:p text:style-name="P73"/>
      <text:p text:style-name="P73">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73">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73">А внутри алебастр надо тоже перегонять в соседний отсек подвала, иначе всё не поместится.</text:p>
      <text:p text:style-name="P73">Не забуду синюшный цвет лица Васи из Бурыни в свете подвальной лампочки, когда он там заснул на алебастровом бархане.</text:p>
      <text:p text:style-name="P73"/>
      <text:p text:style-name="P73">Вобщем, <text:s/>Простомолóтов, права армейская поговорка:</text:p>
      <text:p text:style-name="P73">- Лучше иметь дочь проститутку, чем сына ефрейтора.</text:p>
      <text:p text:style-name="P73"/>
      <text:p text:style-name="P73">Приехал папа Гриши Дорфмана и переговорил с кем-то в штабе.</text:p>
      <text:p text:style-name="P73">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73">Пэша значит «полушерстяное обмундирование», <text:span text:style-name="T50">материал поплотнее хэбэ, цвета тёмной болотной тины — один из оттенков хаки.</text:span></text:p>
      <text:p text:style-name="P74">В пэша ходят аристократы срочной службы: водитель «козла» комбата, например, или киномеханик, он же почтальон.</text:p>
      <text:p text:style-name="P74">Великое дело — иметь папу умеющего вести переговоры.</text:p>
      <text:p text:style-name="P74"/>
      <text:p text:style-name="P74">А Ванькá, всё-таки, комиссовали.</text:p>
      <text:p text:style-name="P74">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74">- Тикайте! Там — бомба!</text:p>
      <text:p text:style-name="P74">Люди шарахались.</text:p>
      <text:p text:style-name="P74">А когда прибыли в родную хату <text:s/>Ванькá, он спокойно <text:s/>проговорил:</text:p>
      <text:p text:style-name="P74"><text:soft-page-break/>- Вот так, сержант, умные люди в армии служат.</text:p>
      <text:p text:style-name="P74"/>
      <text:p text:style-name="P74">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74">Гитара...</text:p>
      <text:p text:style-name="P74">Я стоял и слушал, хоть слушать было нечего — кто-то коряво пытался сыграть <text:s/>аккорды «Шыз-гары», но с ритмом не ладилось; он бил балалаечным боем.</text:p>
      <text:p text:style-name="P74">Я не выдержал и вернулся к входной двери в клуб. Она оказалась открытой.</text:p>
      <text:p text:style-name="P74">В конце зала, по бокам от окошечек кинобудки — две двери. Одна — настежь, звук гитары — оттуда.</text:p>
      <text:p text:style-name="P74">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74">Другой солдат, тоже в тапочках, напротив него; у стены на стуле.</text:p>
      <text:p text:style-name="P74">- Чё нада?!</text:p>
      <text:p text:style-name="P74">- Это вы Shocking Blue <text:span text:style-name="T51">сыграть хотите. Я могу показать.</text:span></text:p>
      <text:p text:style-name="P75">Они переглянулись.</text:p>
      <text:p text:style-name="P75">- Ну, покажи.</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5-08T13:23:43.382121239</meta:creation-date>
    <dc:date>2016-06-22T09:32:41.432048404</dc:date>
    <dc:creator>sehrguey </dc:creator>
    <meta:editing-duration>PT2H47M54S</meta:editing-duration>
    <meta:editing-cycles>33</meta:editing-cycles>
    <meta:generator>LibreOffice/4.3.3.2$Linux_x86 LibreOffice_project/430m0$Build-2</meta:generator>
    <meta:document-statistic meta:table-count="0" meta:image-count="0" meta:object-count="0" meta:page-count="18" meta:paragraph-count="495" meta:word-count="7566" meta:character-count="49695" meta:non-whitespace-character-count="42217"/>
  </office:meta>
</office:document-meta>
</file>